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128.1pt"/>
    </style:style>
    <style:style style:name="co9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pt" svg:height="255.23pt" svg:x="944.36pt" svg:y="29.34pt">
            <loext:p draw:notify-on-update-of-ranges="Sheet1.H3:Sheet1.H3 Sheet1.H4:Sheet1.H16 Sheet1.I3:Sheet1.I3 Sheet1.I4:Sheet1.I16 Sheet1.H3:Sheet1.H3 Sheet1.H4:Sheet1.H16 Sheet1.J3:Sheet1.J3 Sheet1.J4:Sheet1.J16 Sheet1.H3:Sheet1.H3 Sheet1.H4:Sheet1.H16 Sheet1.K3:Sheet1.K3 Sheet1.K4:Sheet1.K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43.34pt" svg:y="293.24pt">
            <loext:p draw:notify-on-update-of-ranges="Sheet1.H25:Sheet1.H25 Sheet1.H26:Sheet1.H38 Sheet1.I25:Sheet1.I25 Sheet1.I26:Sheet1.I38 Sheet1.H25:Sheet1.H25 Sheet1.H26:Sheet1.H38 Sheet1.J25:Sheet1.J25 Sheet1.J26:Sheet1.J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44.89pt" svg:y="562.05pt">
            <loext:p draw:notify-on-update-of-ranges="Sheet1.H47:Sheet1.H55 Sheet1.I46:Sheet1.I46 Sheet1.I47:Sheet1.I5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48.83pt" svg:y="850.82pt">
            <loext:p draw:notify-on-update-of-ranges="Sheet1.H68:Sheet1.H68 Sheet1.H69:Sheet1.H81 Sheet1.I68:Sheet1.I68 Sheet1.I69:Sheet1.I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Xeon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Sequential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leaned Input</text:p>
          </table:table-cell>
          <table:table-cell office:value-type="string" calcext:value-type="string">
            <text:p>Cleaned Average</text:p>
          </table:table-cell>
          <table:table-cell/>
          <table:table-cell office:value-type="string" calcext:value-type="string">
            <text:p>Number of <text:s/>Workers</text:p>
          </table:table-cell>
          <table:table-cell office:value-type="string" calcext:value-type="string">
            <text:p>Parallel Completion Time</text:p>
          </table:table-cell>
          <table:table-cell office:value-type="string" calcext:value-type="string">
            <text:p>Sequential Completion Time</text:p>
          </table:table-cell>
          <table:table-cell office:value-type="string" calcext:value-type="string">
            <text:p>Ideal Completion Ti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63.6152" calcext:value-type="float">
            <text:p>63.6152</text:p>
          </table:table-cell>
          <table:table-cell table:formula="of:=AVERAGE([.B4:.B15])" office:value-type="float" office:value="66.5229583333333" calcext:value-type="float">
            <text:p>66.5229583333</text:p>
          </table:table-cell>
          <table:table-cell table:formula="of:=ABS([.C4]-[.B4])" office:value-type="float" office:value="2.90775833333333" calcext:value-type="float">
            <text:p>2.9077583333</text:p>
          </table:table-cell>
          <table:table-cell office:value-type="float" office:value="63.6152" calcext:value-type="float">
            <text:p>63.6152</text:p>
          </table:table-cell>
          <table:table-cell table:formula="of:=AVERAGE([.E4:.E15])" office:value-type="float" office:value="60.10967" calcext:value-type="float">
            <text:p>60.1096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8]" office:value-type="float" office:value="57.12794" calcext:value-type="float">
            <text:p>57.12794</text:p>
          </table:table-cell>
          <table:table-cell office:value-type="float" office:value="60.10967" calcext:value-type="float">
            <text:p>60.10967</text:p>
          </table:table-cell>
          <table:table-cell table:formula="of:=[.J4]/[.H4]" office:value-type="float" office:value="60.10967" calcext:value-type="float">
            <text:p>60.10967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9.396" calcext:value-type="float">
            <text:p>49.396</text:p>
          </table:table-cell>
          <table:table-cell office:value-type="float" office:value="28.804475" calcext:value-type="float">
            <text:p>28.804475</text:p>
          </table:table-cell>
          <table:table-cell table:formula="of:=ABS([.C5]-[.B5])" office:value-type="float" office:value="20.591525" calcext:value-type="float">
            <text:p>20.591525</text:p>
          </table:table-cell>
          <table:table-cell office:value-type="float" office:value="49.396" calcext:value-type="float">
            <text:p>49.39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31]" office:value-type="float" office:value="8.322405" calcext:value-type="float">
            <text:p>8.322405</text:p>
          </table:table-cell>
          <table:table-cell table:formula="of:=[.J4]" office:value-type="float" office:value="60.10967" calcext:value-type="float">
            <text:p>60.10967</text:p>
          </table:table-cell>
          <table:table-cell table:formula="of:=[.J5]/[.H5]" office:value-type="float" office:value="6.010967" calcext:value-type="float">
            <text:p>6.010967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7.8877" calcext:value-type="float">
            <text:p>57.8877</text:p>
          </table:table-cell>
          <table:table-cell office:value-type="float" office:value="28.804475" calcext:value-type="float">
            <text:p>28.804475</text:p>
          </table:table-cell>
          <table:table-cell table:formula="of:=ABS([.C6]-[.B6])" office:value-type="float" office:value="29.083225" calcext:value-type="float">
            <text:p>29.083225</text:p>
          </table:table-cell>
          <table:table-cell office:value-type="float" office:value="57.8877" calcext:value-type="float">
            <text:p>57.887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F44]" office:value-type="float" office:value="5.80713" calcext:value-type="float">
            <text:p>5.80713</text:p>
          </table:table-cell>
          <table:table-cell table:formula="of:=[.J5]" office:value-type="float" office:value="60.10967" calcext:value-type="float">
            <text:p>60.10967</text:p>
          </table:table-cell>
          <table:table-cell table:formula="of:=[.J6]/[.H6]" office:value-type="float" office:value="3.0054835" calcext:value-type="float">
            <text:p>3.005483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67.0331" calcext:value-type="float">
            <text:p>67.0331</text:p>
          </table:table-cell>
          <table:table-cell office:value-type="float" office:value="28.804475" calcext:value-type="float">
            <text:p>28.804475</text:p>
          </table:table-cell>
          <table:table-cell table:formula="of:=ABS([.C7]-[.B7])" office:value-type="float" office:value="38.228625" calcext:value-type="float">
            <text:p>38.228625</text:p>
          </table:table-cell>
          <table:table-cell office:value-type="float" office:value="67.0331" calcext:value-type="float">
            <text:p>67.03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F57]" office:value-type="float" office:value="4.478584" calcext:value-type="float">
            <text:p>4.478584</text:p>
          </table:table-cell>
          <table:table-cell table:formula="of:=[.J6]" office:value-type="float" office:value="60.10967" calcext:value-type="float">
            <text:p>60.10967</text:p>
          </table:table-cell>
          <table:table-cell table:formula="of:=[.J7]/[.H7]" office:value-type="float" office:value="2.00365566666667" calcext:value-type="float">
            <text:p>2.0036556667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8.8355" calcext:value-type="float">
            <text:p>48.8355</text:p>
          </table:table-cell>
          <table:table-cell office:value-type="float" office:value="28.804475" calcext:value-type="float">
            <text:p>28.804475</text:p>
          </table:table-cell>
          <table:table-cell table:formula="of:=ABS([.C8]-[.B8])" office:value-type="float" office:value="20.031025" calcext:value-type="float">
            <text:p>20.031025</text:p>
          </table:table-cell>
          <table:table-cell office:value-type="float" office:value="48.8355" calcext:value-type="float">
            <text:p>48.835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F70]" office:value-type="float" office:value="4.181402" calcext:value-type="float">
            <text:p>4.181402</text:p>
          </table:table-cell>
          <table:table-cell table:formula="of:=[.J7]" office:value-type="float" office:value="60.10967" calcext:value-type="float">
            <text:p>60.10967</text:p>
          </table:table-cell>
          <table:table-cell table:formula="of:=[.J8]/[.H8]" office:value-type="float" office:value="1.50274175" calcext:value-type="float">
            <text:p>1.5027417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93.0918" calcext:value-type="float">
            <text:p>93.0918</text:p>
          </table:table-cell>
          <table:table-cell office:value-type="float" office:value="28.804475" calcext:value-type="float">
            <text:p>28.804475</text:p>
          </table:table-cell>
          <table:table-cell table:formula="of:=ABS([.C9]-[.B9])" office:value-type="float" office:value="64.287325" calcext:value-type="float">
            <text:p>64.2873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F83]" office:value-type="float" office:value="3.969387" calcext:value-type="float">
            <text:p>3.969387</text:p>
          </table:table-cell>
          <table:table-cell table:formula="of:=[.J8]" office:value-type="float" office:value="60.10967" calcext:value-type="float">
            <text:p>60.10967</text:p>
          </table:table-cell>
          <table:table-cell table:formula="of:=[.J9]/[.H9]" office:value-type="float" office:value="1.2021934" calcext:value-type="float">
            <text:p>1.202193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1.8557" calcext:value-type="float">
            <text:p>51.8557</text:p>
          </table:table-cell>
          <table:table-cell office:value-type="float" office:value="28.804475" calcext:value-type="float">
            <text:p>28.804475</text:p>
          </table:table-cell>
          <table:table-cell table:formula="of:=ABS([.C10]-[.B10])" office:value-type="float" office:value="23.051225" calcext:value-type="float">
            <text:p>23.051225</text:p>
          </table:table-cell>
          <table:table-cell office:value-type="float" office:value="51.8557" calcext:value-type="float">
            <text:p>51.855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F96]" office:value-type="float" office:value="3.795708" calcext:value-type="float">
            <text:p>3.795708</text:p>
          </table:table-cell>
          <table:table-cell table:formula="of:=[.J9]" office:value-type="float" office:value="60.10967" calcext:value-type="float">
            <text:p>60.10967</text:p>
          </table:table-cell>
          <table:table-cell table:formula="of:=[.J10]/[.H10]" office:value-type="float" office:value="1.00182783333333" calcext:value-type="float">
            <text:p>1.0018278333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77.116" calcext:value-type="float">
            <text:p>77.116</text:p>
          </table:table-cell>
          <table:table-cell office:value-type="float" office:value="28.804475" calcext:value-type="float">
            <text:p>28.804475</text:p>
          </table:table-cell>
          <table:table-cell table:formula="of:=ABS([.C11]-[.B11])" office:value-type="float" office:value="48.311525" calcext:value-type="float">
            <text:p>48.311525</text:p>
          </table:table-cell>
          <table:table-cell office:value-type="float" office:value="77.116" calcext:value-type="float">
            <text:p>77.11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F109]" office:value-type="float" office:value="3.771141" calcext:value-type="float">
            <text:p>3.771141</text:p>
          </table:table-cell>
          <table:table-cell table:formula="of:=[.J10]" office:value-type="float" office:value="60.10967" calcext:value-type="float">
            <text:p>60.10967</text:p>
          </table:table-cell>
          <table:table-cell table:formula="of:=[.J11]/[.H11]" office:value-type="float" office:value="0.858709571428571" calcext:value-type="float">
            <text:p>0.858709571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65.4779" calcext:value-type="float">
            <text:p>65.4779</text:p>
          </table:table-cell>
          <table:table-cell office:value-type="float" office:value="28.804475" calcext:value-type="float">
            <text:p>28.804475</text:p>
          </table:table-cell>
          <table:table-cell table:formula="of:=ABS([.C12]-[.B12])" office:value-type="float" office:value="36.673425" calcext:value-type="float">
            <text:p>36.673425</text:p>
          </table:table-cell>
          <table:table-cell office:value-type="float" office:value="65.4779" calcext:value-type="float">
            <text:p>65.477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F122]" office:value-type="float" office:value="4.399066" calcext:value-type="float">
            <text:p>4.399066</text:p>
          </table:table-cell>
          <table:table-cell table:formula="of:=[.J11]" office:value-type="float" office:value="60.10967" calcext:value-type="float">
            <text:p>60.10967</text:p>
          </table:table-cell>
          <table:table-cell table:formula="of:=[.J12]/[.H12]" office:value-type="float" office:value="0.751370875" calcext:value-type="float">
            <text:p>0.75137087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4.087" calcext:value-type="float">
            <text:p>104.087</text:p>
          </table:table-cell>
          <table:table-cell office:value-type="float" office:value="28.804475" calcext:value-type="float">
            <text:p>28.804475</text:p>
          </table:table-cell>
          <table:table-cell table:formula="of:=ABS([.C13]-[.B13])" office:value-type="float" office:value="75.282525" calcext:value-type="float">
            <text:p>75.28252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F135]" office:value-type="float" office:value="3.783979" calcext:value-type="float">
            <text:p>3.783979</text:p>
          </table:table-cell>
          <table:table-cell table:formula="of:=[.J12]" office:value-type="float" office:value="60.10967" calcext:value-type="float">
            <text:p>60.10967</text:p>
          </table:table-cell>
          <table:table-cell table:formula="of:=[.J13]/[.H13]" office:value-type="float" office:value="0.667885222222222" calcext:value-type="float">
            <text:p>0.667885222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62.9076" calcext:value-type="float">
            <text:p>62.9076</text:p>
          </table:table-cell>
          <table:table-cell office:value-type="float" office:value="28.804475" calcext:value-type="float">
            <text:p>28.804475</text:p>
          </table:table-cell>
          <table:table-cell table:formula="of:=ABS([.C14]-[.B14])" office:value-type="float" office:value="34.103125" calcext:value-type="float">
            <text:p>34.103125</text:p>
          </table:table-cell>
          <table:table-cell office:value-type="float" office:value="62.9076" calcext:value-type="float">
            <text:p>62.907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F148]" office:value-type="float" office:value="3.867937" calcext:value-type="float">
            <text:p>3.867937</text:p>
          </table:table-cell>
          <table:table-cell table:formula="of:=[.J13]" office:value-type="float" office:value="60.10967" calcext:value-type="float">
            <text:p>60.10967</text:p>
          </table:table-cell>
          <table:table-cell table:formula="of:=[.J14]/[.H14]" office:value-type="float" office:value="0.6010967" calcext:value-type="float">
            <text:p>0.6010967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6.972" calcext:value-type="float">
            <text:p>56.972</text:p>
          </table:table-cell>
          <table:table-cell office:value-type="float" office:value="28.804475" calcext:value-type="float">
            <text:p>28.804475</text:p>
          </table:table-cell>
          <table:table-cell table:formula="of:=ABS([.C15]-[.B15])" office:value-type="float" office:value="28.167525" calcext:value-type="float">
            <text:p>28.167525</text:p>
          </table:table-cell>
          <table:table-cell office:value-type="float" office:value="56.972" calcext:value-type="float">
            <text:p>56.97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F161]" office:value-type="float" office:value="3.945706" calcext:value-type="float">
            <text:p>3.945706</text:p>
          </table:table-cell>
          <table:table-cell table:formula="of:=[.J14]" office:value-type="float" office:value="60.10967" calcext:value-type="float">
            <text:p>60.10967</text:p>
          </table:table-cell>
          <table:table-cell table:formula="of:=[.J15]/[.H15]" office:value-type="float" office:value="0.546451545454545" calcext:value-type="float">
            <text:p>0.5464515455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Parallel</text:p>
          </table:table-cell>
          <table:covered-table-cell table:number-columns-repeated="5" table:style-name="ce1"/>
          <table:table-cell/>
          <table:table-cell office:value-type="float" office:value="120" calcext:value-type="float">
            <text:p>120</text:p>
          </table:table-cell>
          <table:table-cell table:formula="of:=[.F174]" office:value-type="float" office:value="4.104332" calcext:value-type="float">
            <text:p>4.104332</text:p>
          </table:table-cell>
          <table:table-cell table:formula="of:=[.J15]" office:value-type="float" office:value="60.10967" calcext:value-type="float">
            <text:p>60.10967</text:p>
          </table:table-cell>
          <table:table-cell table:formula="of:=[.J16]/[.H16]" office:value-type="float" office:value="0.500913916666667" calcext:value-type="float">
            <text:p>0.5009139167</text:p>
          </table:table-cell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leaned Input</text:p>
          </table:table-cell>
          <table:table-cell office:value-type="string" calcext:value-type="string">
            <text:p>Cleaned Aver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0475" calcext:value-type="float">
            <text:p>52.0475</text:p>
          </table:table-cell>
          <table:table-cell table:formula="of:=AVERAGE([.B18:.B29])" office:value-type="float" office:value="58.2678583333333" calcext:value-type="float">
            <text:p>58.2678583333</text:p>
          </table:table-cell>
          <table:table-cell table:formula="of:=ABS([.C18]-[.B18])" office:value-type="float" office:value="6.22035833333333" calcext:value-type="float">
            <text:p>6.2203583333</text:p>
          </table:table-cell>
          <table:table-cell office:value-type="float" office:value="52.0475" calcext:value-type="float">
            <text:p>52.0475</text:p>
          </table:table-cell>
          <table:table-cell table:formula="of:=AVERAGE([.E18:.E29])" office:value-type="float" office:value="57.12794" calcext:value-type="float">
            <text:p>57.127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84" calcext:value-type="float">
            <text:p>84.484</text:p>
          </table:table-cell>
          <table:table-cell table:formula="of:=[.C18]" office:value-type="float" office:value="58.2678583333333" calcext:value-type="float">
            <text:p>58.2678583333</text:p>
          </table:table-cell>
          <table:table-cell table:formula="of:=ABS([.C19]-[.B19])" office:value-type="float" office:value="26.2161416666667" calcext:value-type="float">
            <text:p>26.2161416667</text:p>
          </table:table-cell>
          <table:table-cell/>
          <table:table-cell table:formula="of:=[.F18]" office:value-type="float" office:value="57.12794" calcext:value-type="float">
            <text:p>57.127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2649" calcext:value-type="float">
            <text:p>54.2649</text:p>
          </table:table-cell>
          <table:table-cell table:formula="of:=[.C19]" office:value-type="float" office:value="58.2678583333333" calcext:value-type="float">
            <text:p>58.2678583333</text:p>
          </table:table-cell>
          <table:table-cell table:formula="of:=ABS([.C20]-[.B20])" office:value-type="float" office:value="4.00295833333333" calcext:value-type="float">
            <text:p>4.0029583333</text:p>
          </table:table-cell>
          <table:table-cell office:value-type="float" office:value="54.2649" calcext:value-type="float">
            <text:p>54.2649</text:p>
          </table:table-cell>
          <table:table-cell table:formula="of:=[.F19]" office:value-type="float" office:value="57.12794" calcext:value-type="float">
            <text:p>57.127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7271" calcext:value-type="float">
            <text:p>47.7271</text:p>
          </table:table-cell>
          <table:table-cell table:formula="of:=[.C20]" office:value-type="float" office:value="58.2678583333333" calcext:value-type="float">
            <text:p>58.2678583333</text:p>
          </table:table-cell>
          <table:table-cell table:formula="of:=ABS([.C21]-[.B21])" office:value-type="float" office:value="10.5407583333333" calcext:value-type="float">
            <text:p>10.5407583333</text:p>
          </table:table-cell>
          <table:table-cell office:value-type="float" office:value="47.7271" calcext:value-type="float">
            <text:p>47.7271</text:p>
          </table:table-cell>
          <table:table-cell table:formula="of:=[.F20]" office:value-type="float" office:value="57.12794" calcext:value-type="float">
            <text:p>57.127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4509" calcext:value-type="float">
            <text:p>43.4509</text:p>
          </table:table-cell>
          <table:table-cell table:formula="of:=[.C21]" office:value-type="float" office:value="58.2678583333333" calcext:value-type="float">
            <text:p>58.2678583333</text:p>
          </table:table-cell>
          <table:table-cell table:formula="of:=ABS([.C22]-[.B22])" office:value-type="float" office:value="14.8169583333333" calcext:value-type="float">
            <text:p>14.8169583333</text:p>
          </table:table-cell>
          <table:table-cell/>
          <table:table-cell table:formula="of:=[.F21]" office:value-type="float" office:value="57.12794" calcext:value-type="float">
            <text:p>57.127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4337" calcext:value-type="float">
            <text:p>51.4337</text:p>
          </table:table-cell>
          <table:table-cell table:formula="of:=[.C22]" office:value-type="float" office:value="58.2678583333333" calcext:value-type="float">
            <text:p>58.2678583333</text:p>
          </table:table-cell>
          <table:table-cell table:formula="of:=ABS([.C23]-[.B23])" office:value-type="float" office:value="6.83415833333333" calcext:value-type="float">
            <text:p>6.8341583333</text:p>
          </table:table-cell>
          <table:table-cell office:value-type="float" office:value="51.4337" calcext:value-type="float">
            <text:p>51.4337</text:p>
          </table:table-cell>
          <table:table-cell table:formula="of:=[.F22]" office:value-type="float" office:value="57.12794" calcext:value-type="float">
            <text:p>57.127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8052" calcext:value-type="float">
            <text:p>62.8052</text:p>
          </table:table-cell>
          <table:table-cell table:formula="of:=[.C23]" office:value-type="float" office:value="58.2678583333333" calcext:value-type="float">
            <text:p>58.2678583333</text:p>
          </table:table-cell>
          <table:table-cell table:formula="of:=ABS([.C24]-[.B24])" office:value-type="float" office:value="4.53734166666667" calcext:value-type="float">
            <text:p>4.5373416667</text:p>
          </table:table-cell>
          <table:table-cell office:value-type="float" office:value="62.8052" calcext:value-type="float">
            <text:p>62.8052</text:p>
          </table:table-cell>
          <table:table-cell table:formula="of:=[.F23]" office:value-type="float" office:value="57.12794" calcext:value-type="float">
            <text:p>57.127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815" calcext:value-type="float">
            <text:p>55.815</text:p>
          </table:table-cell>
          <table:table-cell table:formula="of:=[.C24]" office:value-type="float" office:value="58.2678583333333" calcext:value-type="float">
            <text:p>58.2678583333</text:p>
          </table:table-cell>
          <table:table-cell table:formula="of:=ABS([.C25]-[.B25])" office:value-type="float" office:value="2.45285833333333" calcext:value-type="float">
            <text:p>2.4528583333</text:p>
          </table:table-cell>
          <table:table-cell office:value-type="float" office:value="55.815" calcext:value-type="float">
            <text:p>55.815</text:p>
          </table:table-cell>
          <table:table-cell table:formula="of:=[.F24]" office:value-type="float" office:value="57.12794" calcext:value-type="float">
            <text:p>57.12794</text:p>
          </table:table-cell>
          <table:table-cell/>
          <table:table-cell office:value-type="string" calcext:value-type="string">
            <text:p>Number of <text:s/>Workers</text:p>
          </table:table-cell>
          <table:table-cell office:value-type="string" calcext:value-type="string">
            <text:p>Speedup(n)</text:p>
          </table:table-cell>
          <table:table-cell office:value-type="string" calcext:value-type="string">
            <text:p>Ideal Speedu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3049" calcext:value-type="float">
            <text:p>59.3049</text:p>
          </table:table-cell>
          <table:table-cell table:formula="of:=[.C25]" office:value-type="float" office:value="58.2678583333333" calcext:value-type="float">
            <text:p>58.2678583333</text:p>
          </table:table-cell>
          <table:table-cell table:formula="of:=ABS([.C26]-[.B26])" office:value-type="float" office:value="1.03704166666667" calcext:value-type="float">
            <text:p>1.0370416667</text:p>
          </table:table-cell>
          <table:table-cell office:value-type="float" office:value="59.3049" calcext:value-type="float">
            <text:p>59.3049</text:p>
          </table:table-cell>
          <table:table-cell table:formula="of:=[.F25]" office:value-type="float" office:value="57.12794" calcext:value-type="float">
            <text:p>57.127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]/[.I4]" office:value-type="float" office:value="1.05219390021765" calcext:value-type="float">
            <text:p>1.0521939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.5196" calcext:value-type="float">
            <text:p>69.5196</text:p>
          </table:table-cell>
          <table:table-cell table:formula="of:=[.C26]" office:value-type="float" office:value="58.2678583333333" calcext:value-type="float">
            <text:p>58.2678583333</text:p>
          </table:table-cell>
          <table:table-cell table:formula="of:=ABS([.C27]-[.B27])" office:value-type="float" office:value="11.2517416666667" calcext:value-type="float">
            <text:p>11.2517416667</text:p>
          </table:table-cell>
          <table:table-cell office:value-type="float" office:value="69.5196" calcext:value-type="float">
            <text:p>69.5196</text:p>
          </table:table-cell>
          <table:table-cell table:formula="of:=[.F26]" office:value-type="float" office:value="57.12794" calcext:value-type="float">
            <text:p>57.1279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5]/[.I5]" office:value-type="float" office:value="7.22263215981438" calcext:value-type="float">
            <text:p>7.22263215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4516" calcext:value-type="float">
            <text:p>58.4516</text:p>
          </table:table-cell>
          <table:table-cell table:formula="of:=[.C27]" office:value-type="float" office:value="58.2678583333333" calcext:value-type="float">
            <text:p>58.2678583333</text:p>
          </table:table-cell>
          <table:table-cell table:formula="of:=ABS([.C28]-[.B28])" office:value-type="float" office:value="0.18374166666667" calcext:value-type="float">
            <text:p>0.1837416667</text:p>
          </table:table-cell>
          <table:table-cell office:value-type="float" office:value="58.4516" calcext:value-type="float">
            <text:p>58.4516</text:p>
          </table:table-cell>
          <table:table-cell table:formula="of:=[.F27]" office:value-type="float" office:value="57.12794" calcext:value-type="float">
            <text:p>57.1279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6]/[.I6]" office:value-type="float" office:value="10.3510116012557" calcext:value-type="float">
            <text:p>10.35101160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9099" calcext:value-type="float">
            <text:p>59.9099</text:p>
          </table:table-cell>
          <table:table-cell table:formula="of:=[.C28]" office:value-type="float" office:value="58.2678583333333" calcext:value-type="float">
            <text:p>58.2678583333</text:p>
          </table:table-cell>
          <table:table-cell table:formula="of:=ABS([.C29]-[.B29])" office:value-type="float" office:value="1.64204166666667" calcext:value-type="float">
            <text:p>1.6420416667</text:p>
          </table:table-cell>
          <table:table-cell office:value-type="float" office:value="59.9099" calcext:value-type="float">
            <text:p>59.9099</text:p>
          </table:table-cell>
          <table:table-cell table:formula="of:=[.F28]" office:value-type="float" office:value="57.12794" calcext:value-type="float">
            <text:p>57.1279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J7]/[.I7]" office:value-type="float" office:value="13.4215792312928" calcext:value-type="float">
            <text:p>13.421579231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J8]/[.I8]" office:value-type="float" office:value="14.375482194728" calcext:value-type="float">
            <text:p>14.375482194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2864" calcext:value-type="float">
            <text:p>8.82864</text:p>
          </table:table-cell>
          <table:table-cell table:formula="of:=AVERAGE([.B31:.B42])" office:value-type="float" office:value="8.59522833333333" calcext:value-type="float">
            <text:p>8.5952283333</text:p>
          </table:table-cell>
          <table:table-cell table:formula="of:=ABS([.C31]-[.B31])" office:value-type="float" office:value="0.233411666666667" calcext:value-type="float">
            <text:p>0.2334116667</text:p>
          </table:table-cell>
          <table:table-cell office:value-type="float" office:value="8.82864" calcext:value-type="float">
            <text:p>8.82864</text:p>
          </table:table-cell>
          <table:table-cell table:formula="of:=AVERAGE([.E31:.E42])" office:value-type="float" office:value="8.322405" calcext:value-type="float">
            <text:p>8.32240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9]/[.I9]" office:value-type="float" office:value="15.1433130606817" calcext:value-type="float">
            <text:p>15.143313060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2532" calcext:value-type="float">
            <text:p>9.62532</text:p>
          </table:table-cell>
          <table:table-cell table:formula="of:=[.C31]" office:value-type="float" office:value="8.59522833333333" calcext:value-type="float">
            <text:p>8.5952283333</text:p>
          </table:table-cell>
          <table:table-cell table:formula="of:=ABS([.C32]-[.B32])" office:value-type="float" office:value="1.03009166666667" calcext:value-type="float">
            <text:p>1.0300916667</text:p>
          </table:table-cell>
          <table:table-cell office:value-type="float" office:value="9.62532" calcext:value-type="float">
            <text:p>9.625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J10]/[.I10]" office:value-type="float" office:value="15.8362208051831" calcext:value-type="float">
            <text:p>15.836220805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2345" calcext:value-type="float">
            <text:p>8.22345</text:p>
          </table:table-cell>
          <table:table-cell table:formula="of:=[.C32]" office:value-type="float" office:value="8.59522833333333" calcext:value-type="float">
            <text:p>8.5952283333</text:p>
          </table:table-cell>
          <table:table-cell table:formula="of:=ABS([.C33]-[.B33])" office:value-type="float" office:value="0.371778333333333" calcext:value-type="float">
            <text:p>0.3717783333</text:p>
          </table:table-cell>
          <table:table-cell office:value-type="float" office:value="8.22345" calcext:value-type="float">
            <text:p>8.2234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J11]/[.I11]" office:value-type="float" office:value="15.9393854538984" calcext:value-type="float">
            <text:p>15.939385453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9692" calcext:value-type="float">
            <text:p>8.49692</text:p>
          </table:table-cell>
          <table:table-cell table:formula="of:=[.C33]" office:value-type="float" office:value="8.59522833333333" calcext:value-type="float">
            <text:p>8.5952283333</text:p>
          </table:table-cell>
          <table:table-cell table:formula="of:=ABS([.C34]-[.B34])" office:value-type="float" office:value="0.0983083333333337" calcext:value-type="float">
            <text:p>0.0983083333</text:p>
          </table:table-cell>
          <table:table-cell office:value-type="float" office:value="8.49692" calcext:value-type="float">
            <text:p>8.4969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J12]/[.I12]" office:value-type="float" office:value="13.664189171065" calcext:value-type="float">
            <text:p>13.664189171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05499" calcext:value-type="float">
            <text:p>9.05499</text:p>
          </table:table-cell>
          <table:table-cell table:formula="of:=[.C34]" office:value-type="float" office:value="8.59522833333333" calcext:value-type="float">
            <text:p>8.5952283333</text:p>
          </table:table-cell>
          <table:table-cell table:formula="of:=ABS([.C35]-[.B35])" office:value-type="float" office:value="0.459761666666667" calcext:value-type="float">
            <text:p>0.4597616667</text:p>
          </table:table-cell>
          <table:table-cell office:value-type="float" office:value="9.05499" calcext:value-type="float">
            <text:p>9.0549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J13]/[.I13]" office:value-type="float" office:value="15.8853075030279" calcext:value-type="float">
            <text:p>15.88530750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46049" calcext:value-type="float">
            <text:p>7.46049</text:p>
          </table:table-cell>
          <table:table-cell table:formula="of:=[.C35]" office:value-type="float" office:value="8.59522833333333" calcext:value-type="float">
            <text:p>8.5952283333</text:p>
          </table:table-cell>
          <table:table-cell table:formula="of:=ABS([.C36]-[.B36])" office:value-type="float" office:value="1.13473833333333" calcext:value-type="float">
            <text:p>1.13473833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J14]/[.I14]" office:value-type="float" office:value="15.5404987206358" calcext:value-type="float">
            <text:p>15.54049872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8976" calcext:value-type="float">
            <text:p>7.98976</text:p>
          </table:table-cell>
          <table:table-cell table:formula="of:=[.C36]" office:value-type="float" office:value="8.59522833333333" calcext:value-type="float">
            <text:p>8.5952283333</text:p>
          </table:table-cell>
          <table:table-cell table:formula="of:=ABS([.C37]-[.B37])" office:value-type="float" office:value="0.605468333333333" calcext:value-type="float">
            <text:p>0.6054683333</text:p>
          </table:table-cell>
          <table:table-cell office:value-type="float" office:value="7.98976" calcext:value-type="float">
            <text:p>7.9897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J15]/[.I15]" office:value-type="float" office:value="15.2341988987522" calcext:value-type="float">
            <text:p>15.2341988988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1728" calcext:value-type="float">
            <text:p>8.41728</text:p>
          </table:table-cell>
          <table:table-cell table:formula="of:=[.C37]" office:value-type="float" office:value="8.59522833333333" calcext:value-type="float">
            <text:p>8.5952283333</text:p>
          </table:table-cell>
          <table:table-cell table:formula="of:=ABS([.C38]-[.B38])" office:value-type="float" office:value="0.177948333333333" calcext:value-type="float">
            <text:p>0.1779483333</text:p>
          </table:table-cell>
          <table:table-cell office:value-type="float" office:value="8.41728" calcext:value-type="float">
            <text:p>8.4172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J16]/[.I16]" office:value-type="float" office:value="14.6454209844623" calcext:value-type="float">
            <text:p>14.645420984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582" calcext:value-type="float">
            <text:p>12.4582</text:p>
          </table:table-cell>
          <table:table-cell table:formula="of:=[.C38]" office:value-type="float" office:value="8.59522833333333" calcext:value-type="float">
            <text:p>8.5952283333</text:p>
          </table:table-cell>
          <table:table-cell table:formula="of:=ABS([.C39]-[.B39])" office:value-type="float" office:value="3.86297166666667" calcext:value-type="float">
            <text:p>3.862971666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1559" calcext:value-type="float">
            <text:p>7.61559</text:p>
          </table:table-cell>
          <table:table-cell table:formula="of:=[.C39]" office:value-type="float" office:value="8.59522833333333" calcext:value-type="float">
            <text:p>8.5952283333</text:p>
          </table:table-cell>
          <table:table-cell table:formula="of:=ABS([.C40]-[.B40])" office:value-type="float" office:value="0.979638333333333" calcext:value-type="float">
            <text:p>0.9796383333</text:p>
          </table:table-cell>
          <table:table-cell office:value-type="float" office:value="7.61559" calcext:value-type="float">
            <text:p>7.6155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4776" calcext:value-type="float">
            <text:p>7.54776</text:p>
          </table:table-cell>
          <table:table-cell table:formula="of:=[.C40]" office:value-type="float" office:value="8.59522833333333" calcext:value-type="float">
            <text:p>8.5952283333</text:p>
          </table:table-cell>
          <table:table-cell table:formula="of:=ABS([.C41]-[.B41])" office:value-type="float" office:value="1.04746833333333" calcext:value-type="float">
            <text:p>1.0474683333</text:p>
          </table:table-cell>
          <table:table-cell office:value-type="float" office:value="7.54776" calcext:value-type="float">
            <text:p>7.5477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42434" calcext:value-type="float">
            <text:p>7.42434</text:p>
          </table:table-cell>
          <table:table-cell table:formula="of:=[.C41]" office:value-type="float" office:value="8.59522833333333" calcext:value-type="float">
            <text:p>8.5952283333</text:p>
          </table:table-cell>
          <table:table-cell table:formula="of:=ABS([.C42]-[.B42])" office:value-type="float" office:value="1.17088833333333" calcext:value-type="float">
            <text:p>1.1708883333</text:p>
          </table:table-cell>
          <table:table-cell office:value-type="float" office:value="7.42434" calcext:value-type="float">
            <text:p>7.4243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4958" calcext:value-type="float">
            <text:p>6.64958</text:p>
          </table:table-cell>
          <table:table-cell table:formula="of:=AVERAGE([.B44:.B55])" office:value-type="float" office:value="5.8294475" calcext:value-type="float">
            <text:p>5.8294475</text:p>
          </table:table-cell>
          <table:table-cell table:formula="of:=ABS([.C44]-[.B44])" office:value-type="float" office:value="0.8201325" calcext:value-type="float">
            <text:p>0.8201325</text:p>
          </table:table-cell>
          <table:table-cell office:value-type="float" office:value="6.64958" calcext:value-type="float">
            <text:p>6.64958</text:p>
          </table:table-cell>
          <table:table-cell table:formula="of:=AVERAGE([.E44:.E55])" office:value-type="float" office:value="5.80713" calcext:value-type="float">
            <text:p>5.807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8994" calcext:value-type="float">
            <text:p>4.98994</text:p>
          </table:table-cell>
          <table:table-cell table:formula="of:=[.C44]" office:value-type="float" office:value="5.8294475" calcext:value-type="float">
            <text:p>5.8294475</text:p>
          </table:table-cell>
          <table:table-cell table:formula="of:=ABS([.C45]-[.B45])" office:value-type="float" office:value="0.839507500000001" calcext:value-type="float">
            <text:p>0.8395075</text:p>
          </table:table-cell>
          <table:table-cell office:value-type="float" office:value="4.98994" calcext:value-type="float">
            <text:p>4.9899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9083" calcext:value-type="float">
            <text:p>4.89083</text:p>
          </table:table-cell>
          <table:table-cell table:formula="of:=[.C45]" office:value-type="float" office:value="5.8294475" calcext:value-type="float">
            <text:p>5.8294475</text:p>
          </table:table-cell>
          <table:table-cell table:formula="of:=ABS([.C46]-[.B46])" office:value-type="float" office:value="0.9386175" calcext:value-type="float">
            <text:p>0.9386175</text:p>
          </table:table-cell>
          <table:table-cell office:value-type="float" office:value="4.89083" calcext:value-type="float">
            <text:p>4.89083</text:p>
          </table:table-cell>
          <table:table-cell table:number-columns-repeated="2"/>
          <table:table-cell office:value-type="string" calcext:value-type="string">
            <text:p>Number of <text:s/>Workers</text:p>
          </table:table-cell>
          <table:table-cell office:value-type="string" calcext:value-type="string">
            <text:p>Scalability(n)</text:p>
          </table:table-cell>
          <table:table-cell office:value-type="string" calcext:value-type="string">
            <text:p>Parallel(1) Completion Tim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7802" calcext:value-type="float">
            <text:p>4.37802</text:p>
          </table:table-cell>
          <table:table-cell table:formula="of:=[.C46]" office:value-type="float" office:value="5.8294475" calcext:value-type="float">
            <text:p>5.8294475</text:p>
          </table:table-cell>
          <table:table-cell table:formula="of:=ABS([.C47]-[.B47])" office:value-type="float" office:value="1.4514275" calcext:value-type="float">
            <text:p>1.45142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47]/[.I4]" office:value-type="float" office:value="1" calcext:value-type="float">
            <text:p>1</text:p>
          </table:table-cell>
          <table:table-cell table:formula="of:=[.I4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0643" calcext:value-type="float">
            <text:p>5.30643</text:p>
          </table:table-cell>
          <table:table-cell table:formula="of:=[.C47]" office:value-type="float" office:value="5.8294475" calcext:value-type="float">
            <text:p>5.8294475</text:p>
          </table:table-cell>
          <table:table-cell table:formula="of:=ABS([.C48]-[.B48])" office:value-type="float" office:value="0.523017500000001" calcext:value-type="float">
            <text:p>0.5230175</text:p>
          </table:table-cell>
          <table:table-cell office:value-type="float" office:value="5.30643" calcext:value-type="float">
            <text:p>5.3064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J48]/[.I5]" office:value-type="float" office:value="6.86435471477295" calcext:value-type="float">
            <text:p>6.8643547148</text:p>
          </table:table-cell>
          <table:table-cell table:formula="of:=[.J47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80133" calcext:value-type="float">
            <text:p>5.80133</text:p>
          </table:table-cell>
          <table:table-cell table:formula="of:=[.C48]" office:value-type="float" office:value="5.8294475" calcext:value-type="float">
            <text:p>5.8294475</text:p>
          </table:table-cell>
          <table:table-cell table:formula="of:=ABS([.C49]-[.B49])" office:value-type="float" office:value="0.0281175000000005" calcext:value-type="float">
            <text:p>0.0281175</text:p>
          </table:table-cell>
          <table:table-cell office:value-type="float" office:value="5.80133" calcext:value-type="float">
            <text:p>5.801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J49]/[.I6]" office:value-type="float" office:value="9.83755142385309" calcext:value-type="float">
            <text:p>9.8375514239</text:p>
          </table:table-cell>
          <table:table-cell table:formula="of:=[.J48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91587" calcext:value-type="float">
            <text:p>6.91587</text:p>
          </table:table-cell>
          <table:table-cell table:formula="of:=[.C49]" office:value-type="float" office:value="5.8294475" calcext:value-type="float">
            <text:p>5.8294475</text:p>
          </table:table-cell>
          <table:table-cell table:formula="of:=ABS([.C50]-[.B50])" office:value-type="float" office:value="1.0864225" calcext:value-type="float">
            <text:p>1.0864225</text:p>
          </table:table-cell>
          <table:table-cell office:value-type="float" office:value="6.91587" calcext:value-type="float">
            <text:p>6.9158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J50]/[.I7]" office:value-type="float" office:value="12.7558040666425" calcext:value-type="float">
            <text:p>12.7558040666</text:p>
          </table:table-cell>
          <table:table-cell table:formula="of:=[.J49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48541" calcext:value-type="float">
            <text:p>6.48541</text:p>
          </table:table-cell>
          <table:table-cell table:formula="of:=[.C50]" office:value-type="float" office:value="5.8294475" calcext:value-type="float">
            <text:p>5.8294475</text:p>
          </table:table-cell>
          <table:table-cell table:formula="of:=ABS([.C51]-[.B51])" office:value-type="float" office:value="0.655962499999999" calcext:value-type="float">
            <text:p>0.6559625</text:p>
          </table:table-cell>
          <table:table-cell office:value-type="float" office:value="6.48541" calcext:value-type="float">
            <text:p>6.4854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J51]/[.I8]" office:value-type="float" office:value="13.6623888351323" calcext:value-type="float">
            <text:p>13.6623888351</text:p>
          </table:table-cell>
          <table:table-cell table:formula="of:=[.J50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0405" calcext:value-type="float">
            <text:p>7.50405</text:p>
          </table:table-cell>
          <table:table-cell table:formula="of:=[.C51]" office:value-type="float" office:value="5.8294475" calcext:value-type="float">
            <text:p>5.8294475</text:p>
          </table:table-cell>
          <table:table-cell table:formula="of:=ABS([.C52]-[.B52])" office:value-type="float" office:value="1.6746025" calcext:value-type="float">
            <text:p>1.67460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J52]/[.I9]" office:value-type="float" office:value="14.3921315810225" calcext:value-type="float">
            <text:p>14.392131581</text:p>
          </table:table-cell>
          <table:table-cell table:formula="of:=[.J51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3158" calcext:value-type="float">
            <text:p>5.93158</text:p>
          </table:table-cell>
          <table:table-cell table:formula="of:=[.C52]" office:value-type="float" office:value="5.8294475" calcext:value-type="float">
            <text:p>5.8294475</text:p>
          </table:table-cell>
          <table:table-cell table:formula="of:=ABS([.C53]-[.B53])" office:value-type="float" office:value="0.1021325" calcext:value-type="float">
            <text:p>0.1021325</text:p>
          </table:table-cell>
          <table:table-cell office:value-type="float" office:value="5.93158" calcext:value-type="float">
            <text:p>5.9315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J53]/[.I10]" office:value-type="float" office:value="15.0506677542108" calcext:value-type="float">
            <text:p>15.0506677542</text:p>
          </table:table-cell>
          <table:table-cell table:formula="of:=[.J52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67851" calcext:value-type="float">
            <text:p>4.67851</text:p>
          </table:table-cell>
          <table:table-cell table:formula="of:=[.C53]" office:value-type="float" office:value="5.8294475" calcext:value-type="float">
            <text:p>5.8294475</text:p>
          </table:table-cell>
          <table:table-cell table:formula="of:=ABS([.C54]-[.B54])" office:value-type="float" office:value="1.1509375" calcext:value-type="float">
            <text:p>1.1509375</text:p>
          </table:table-cell>
          <table:table-cell office:value-type="float" office:value="4.67851" calcext:value-type="float">
            <text:p>4.6785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J54]/[.I11]" office:value-type="float" office:value="15.1487149379989" calcext:value-type="float">
            <text:p>15.148714938</text:p>
          </table:table-cell>
          <table:table-cell table:formula="of:=[.J53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42182" calcext:value-type="float">
            <text:p>6.42182</text:p>
          </table:table-cell>
          <table:table-cell table:formula="of:=[.C54]" office:value-type="float" office:value="5.8294475" calcext:value-type="float">
            <text:p>5.8294475</text:p>
          </table:table-cell>
          <table:table-cell table:formula="of:=ABS([.C55]-[.B55])" office:value-type="float" office:value="0.5923725" calcext:value-type="float">
            <text:p>0.5923725</text:p>
          </table:table-cell>
          <table:table-cell office:value-type="float" office:value="6.42182" calcext:value-type="float">
            <text:p>6.4218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J55]/[.I12]" office:value-type="float" office:value="12.9863793814414" calcext:value-type="float">
            <text:p>12.9863793814</text:p>
          </table:table-cell>
          <table:table-cell table:formula="of:=[.J54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table:formula="of:=[.J56]/[.I13]" office:value-type="float" office:value="15.0973195147225" calcext:value-type="float">
            <text:p>15.0973195147</text:p>
          </table:table-cell>
          <table:table-cell table:formula="of:=[.J55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60937" calcext:value-type="float">
            <text:p>4.60937</text:p>
          </table:table-cell>
          <table:table-cell table:formula="of:=AVERAGE([.B57:.B68])" office:value-type="float" office:value="4.76502" calcext:value-type="float">
            <text:p>4.76502</text:p>
          </table:table-cell>
          <table:table-cell table:formula="of:=ABS([.C57]-[.B57])" office:value-type="float" office:value="0.15565" calcext:value-type="float">
            <text:p>0.15565</text:p>
          </table:table-cell>
          <table:table-cell office:value-type="float" office:value="4.60937" calcext:value-type="float">
            <text:p>4.60937</text:p>
          </table:table-cell>
          <table:table-cell table:formula="of:=AVERAGE([.E57:.E68])" office:value-type="float" office:value="4.478584" calcext:value-type="float">
            <text:p>4.47858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57]/[.I14]" office:value-type="float" office:value="14.7696149135831" calcext:value-type="float">
            <text:p>14.7696149136</text:p>
          </table:table-cell>
          <table:table-cell table:formula="of:=[.J56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0917" calcext:value-type="float">
            <text:p>4.40917</text:p>
          </table:table-cell>
          <table:table-cell table:formula="of:=[.C57]" office:value-type="float" office:value="4.76502" calcext:value-type="float">
            <text:p>4.76502</text:p>
          </table:table-cell>
          <table:table-cell table:formula="of:=ABS([.C58]-[.B58])" office:value-type="float" office:value="0.35585" calcext:value-type="float">
            <text:p>0.35585</text:p>
          </table:table-cell>
          <table:table-cell office:value-type="float" office:value="4.40917" calcext:value-type="float">
            <text:p>4.4091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J58]/[.I15]" office:value-type="float" office:value="14.4785090424882" calcext:value-type="float">
            <text:p>14.4785090425</text:p>
          </table:table-cell>
          <table:table-cell table:formula="of:=[.J57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7602" calcext:value-type="float">
            <text:p>6.37602</text:p>
          </table:table-cell>
          <table:table-cell table:formula="of:=[.C58]" office:value-type="float" office:value="4.76502" calcext:value-type="float">
            <text:p>4.76502</text:p>
          </table:table-cell>
          <table:table-cell table:formula="of:=ABS([.C59]-[.B59])" office:value-type="float" office:value="1.611" calcext:value-type="float">
            <text:p>1.61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J59]/[.I16]" office:value-type="float" office:value="13.9189373569195" calcext:value-type="float">
            <text:p>13.9189373569</text:p>
          </table:table-cell>
          <table:table-cell table:formula="of:=[.J58]" office:value-type="float" office:value="57.12794" calcext:value-type="float">
            <text:p>57.127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6942" calcext:value-type="float">
            <text:p>4.56942</text:p>
          </table:table-cell>
          <table:table-cell table:formula="of:=[.C59]" office:value-type="float" office:value="4.76502" calcext:value-type="float">
            <text:p>4.76502</text:p>
          </table:table-cell>
          <table:table-cell table:formula="of:=ABS([.C60]-[.B60])" office:value-type="float" office:value="0.1956" calcext:value-type="float">
            <text:p>0.1956</text:p>
          </table:table-cell>
          <table:table-cell office:value-type="float" office:value="4.56942" calcext:value-type="float">
            <text:p>4.5694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1838" calcext:value-type="float">
            <text:p>4.51838</text:p>
          </table:table-cell>
          <table:table-cell table:formula="of:=[.C60]" office:value-type="float" office:value="4.76502" calcext:value-type="float">
            <text:p>4.76502</text:p>
          </table:table-cell>
          <table:table-cell table:formula="of:=ABS([.C61]-[.B61])" office:value-type="float" office:value="0.246639999999999" calcext:value-type="float">
            <text:p>0.24664</text:p>
          </table:table-cell>
          <table:table-cell office:value-type="float" office:value="4.51838" calcext:value-type="float">
            <text:p>4.5183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6272" calcext:value-type="float">
            <text:p>4.46272</text:p>
          </table:table-cell>
          <table:table-cell table:formula="of:=[.C61]" office:value-type="float" office:value="4.76502" calcext:value-type="float">
            <text:p>4.76502</text:p>
          </table:table-cell>
          <table:table-cell table:formula="of:=ABS([.C62]-[.B62])" office:value-type="float" office:value="0.3023" calcext:value-type="float">
            <text:p>0.3023</text:p>
          </table:table-cell>
          <table:table-cell office:value-type="float" office:value="4.46272" calcext:value-type="float">
            <text:p>4.4627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6765" calcext:value-type="float">
            <text:p>5.36765</text:p>
          </table:table-cell>
          <table:table-cell table:formula="of:=[.C62]" office:value-type="float" office:value="4.76502" calcext:value-type="float">
            <text:p>4.76502</text:p>
          </table:table-cell>
          <table:table-cell table:formula="of:=ABS([.C63]-[.B63])" office:value-type="float" office:value="0.60263" calcext:value-type="float">
            <text:p>0.60263</text:p>
          </table:table-cell>
          <table:table-cell office:value-type="float" office:value="5.36765" calcext:value-type="float">
            <text:p>5.3676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3378" calcext:value-type="float">
            <text:p>4.33378</text:p>
          </table:table-cell>
          <table:table-cell table:formula="of:=[.C63]" office:value-type="float" office:value="4.76502" calcext:value-type="float">
            <text:p>4.76502</text:p>
          </table:table-cell>
          <table:table-cell table:formula="of:=ABS([.C64]-[.B64])" office:value-type="float" office:value="0.43124" calcext:value-type="float">
            <text:p>0.43124</text:p>
          </table:table-cell>
          <table:table-cell office:value-type="float" office:value="4.33378" calcext:value-type="float">
            <text:p>4.3337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17331" calcext:value-type="float">
            <text:p>4.17331</text:p>
          </table:table-cell>
          <table:table-cell table:formula="of:=[.C64]" office:value-type="float" office:value="4.76502" calcext:value-type="float">
            <text:p>4.76502</text:p>
          </table:table-cell>
          <table:table-cell table:formula="of:=ABS([.C65]-[.B65])" office:value-type="float" office:value="0.59171" calcext:value-type="float">
            <text:p>0.59171</text:p>
          </table:table-cell>
          <table:table-cell office:value-type="float" office:value="4.17331" calcext:value-type="float">
            <text:p>4.1733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3949" calcext:value-type="float">
            <text:p>4.23949</text:p>
          </table:table-cell>
          <table:table-cell table:formula="of:=[.C65]" office:value-type="float" office:value="4.76502" calcext:value-type="float">
            <text:p>4.76502</text:p>
          </table:table-cell>
          <table:table-cell table:formula="of:=ABS([.C66]-[.B66])" office:value-type="float" office:value="0.52553" calcext:value-type="float">
            <text:p>0.52553</text:p>
          </table:table-cell>
          <table:table-cell office:value-type="float" office:value="4.23949" calcext:value-type="float">
            <text:p>4.2394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01838" calcext:value-type="float">
            <text:p>6.01838</text:p>
          </table:table-cell>
          <table:table-cell table:formula="of:=[.C66]" office:value-type="float" office:value="4.76502" calcext:value-type="float">
            <text:p>4.76502</text:p>
          </table:table-cell>
          <table:table-cell table:formula="of:=ABS([.C67]-[.B67])" office:value-type="float" office:value="1.25336" calcext:value-type="float">
            <text:p>1.2533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10255" calcext:value-type="float">
            <text:p>4.10255</text:p>
          </table:table-cell>
          <table:table-cell table:formula="of:=[.C67]" office:value-type="float" office:value="4.76502" calcext:value-type="float">
            <text:p>4.76502</text:p>
          </table:table-cell>
          <table:table-cell table:formula="of:=ABS([.C68]-[.B68])" office:value-type="float" office:value="0.66247" calcext:value-type="float">
            <text:p>0.66247</text:p>
          </table:table-cell>
          <table:table-cell office:value-type="float" office:value="4.10255" calcext:value-type="float">
            <text:p>4.10255</text:p>
          </table:table-cell>
          <table:table-cell table:number-columns-repeated="2"/>
          <table:table-cell office:value-type="string" calcext:value-type="string">
            <text:p>Number of <text:s/>Workers</text:p>
          </table:table-cell>
          <table:table-cell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[.K4]/[.I4]" office:value-type="float" office:value="1.05219390021765" calcext:value-type="float">
            <text:p>1.052193900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70135" calcext:value-type="float">
            <text:p>3.70135</text:p>
          </table:table-cell>
          <table:table-cell table:formula="of:=AVERAGE([.B70:.B81])" office:value-type="float" office:value="4.31310166666667" calcext:value-type="float">
            <text:p>4.3131016667</text:p>
          </table:table-cell>
          <table:table-cell table:formula="of:=ABS([.C70]-[.B70])" office:value-type="float" office:value="0.611751666666666" calcext:value-type="float">
            <text:p>0.6117516667</text:p>
          </table:table-cell>
          <table:table-cell office:value-type="float" office:value="3.70135" calcext:value-type="float">
            <text:p>3.70135</text:p>
          </table:table-cell>
          <table:table-cell table:formula="of:=AVERAGE([.E70:.E81])" office:value-type="float" office:value="4.181402" calcext:value-type="float">
            <text:p>4.18140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/[.I5]" office:value-type="float" office:value="0.722263215981438" calcext:value-type="float">
            <text:p>0.72226321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9663" calcext:value-type="float">
            <text:p>3.89663</text:p>
          </table:table-cell>
          <table:table-cell table:formula="of:=[.C70]" office:value-type="float" office:value="4.31310166666667" calcext:value-type="float">
            <text:p>4.3131016667</text:p>
          </table:table-cell>
          <table:table-cell table:formula="of:=ABS([.C71]-[.B71])" office:value-type="float" office:value="0.416471666666666" calcext:value-type="float">
            <text:p>0.4164716667</text:p>
          </table:table-cell>
          <table:table-cell office:value-type="float" office:value="3.89663" calcext:value-type="float">
            <text:p>3.896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K6]/[.I6]" office:value-type="float" office:value="0.517550580062785" calcext:value-type="float">
            <text:p>0.517550580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629" calcext:value-type="float">
            <text:p>4.1629</text:p>
          </table:table-cell>
          <table:table-cell table:formula="of:=[.C71]" office:value-type="float" office:value="4.31310166666667" calcext:value-type="float">
            <text:p>4.3131016667</text:p>
          </table:table-cell>
          <table:table-cell table:formula="of:=ABS([.C72]-[.B72])" office:value-type="float" office:value="0.150201666666667" calcext:value-type="float">
            <text:p>0.1502016667</text:p>
          </table:table-cell>
          <table:table-cell office:value-type="float" office:value="4.1629" calcext:value-type="float">
            <text:p>4.16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K7]/[.I7]" office:value-type="float" office:value="0.447385974376425" calcext:value-type="float">
            <text:p>0.447385974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9684" calcext:value-type="float">
            <text:p>4.99684</text:p>
          </table:table-cell>
          <table:table-cell table:formula="of:=[.C72]" office:value-type="float" office:value="4.31310166666667" calcext:value-type="float">
            <text:p>4.3131016667</text:p>
          </table:table-cell>
          <table:table-cell table:formula="of:=ABS([.C73]-[.B73])" office:value-type="float" office:value="0.683738333333333" calcext:value-type="float">
            <text:p>0.683738333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K8]/[.I8]" office:value-type="float" office:value="0.3593870548682" calcext:value-type="float">
            <text:p>0.359387054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1812" calcext:value-type="float">
            <text:p>4.01812</text:p>
          </table:table-cell>
          <table:table-cell table:formula="of:=[.C73]" office:value-type="float" office:value="4.31310166666667" calcext:value-type="float">
            <text:p>4.3131016667</text:p>
          </table:table-cell>
          <table:table-cell table:formula="of:=ABS([.C74]-[.B74])" office:value-type="float" office:value="0.294981666666667" calcext:value-type="float">
            <text:p>0.2949816667</text:p>
          </table:table-cell>
          <table:table-cell office:value-type="float" office:value="4.01812" calcext:value-type="float">
            <text:p>4.0181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K9]/[.I9]" office:value-type="float" office:value="0.302866261213633" calcext:value-type="float">
            <text:p>0.302866261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44048" calcext:value-type="float">
            <text:p>4.44048</text:p>
          </table:table-cell>
          <table:table-cell table:formula="of:=[.C74]" office:value-type="float" office:value="4.31310166666667" calcext:value-type="float">
            <text:p>4.3131016667</text:p>
          </table:table-cell>
          <table:table-cell table:formula="of:=ABS([.C75]-[.B75])" office:value-type="float" office:value="0.127378333333334" calcext:value-type="float">
            <text:p>0.1273783333</text:p>
          </table:table-cell>
          <table:table-cell office:value-type="float" office:value="4.44048" calcext:value-type="float">
            <text:p>4.440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K10]/[.I10]" office:value-type="float" office:value="0.263937013419719" calcext:value-type="float">
            <text:p>0.263937013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4636" calcext:value-type="float">
            <text:p>4.94636</text:p>
          </table:table-cell>
          <table:table-cell table:formula="of:=[.C75]" office:value-type="float" office:value="4.31310166666667" calcext:value-type="float">
            <text:p>4.3131016667</text:p>
          </table:table-cell>
          <table:table-cell table:formula="of:=ABS([.C76]-[.B76])" office:value-type="float" office:value="0.633258333333334" calcext:value-type="float">
            <text:p>0.633258333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K11]/[.I11]" office:value-type="float" office:value="0.227705506484263" calcext:value-type="float">
            <text:p>0.227705506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2225" calcext:value-type="float">
            <text:p>4.2225</text:p>
          </table:table-cell>
          <table:table-cell table:formula="of:=[.C76]" office:value-type="float" office:value="4.31310166666667" calcext:value-type="float">
            <text:p>4.3131016667</text:p>
          </table:table-cell>
          <table:table-cell table:formula="of:=ABS([.C77]-[.B77])" office:value-type="float" office:value="0.0906016666666663" calcext:value-type="float">
            <text:p>0.0906016667</text:p>
          </table:table-cell>
          <table:table-cell office:value-type="float" office:value="4.2225" calcext:value-type="float">
            <text:p>4.222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K12]/[.I12]" office:value-type="float" office:value="0.170802364638312" calcext:value-type="float">
            <text:p>0.17080236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2722" calcext:value-type="float">
            <text:p>4.12722</text:p>
          </table:table-cell>
          <table:table-cell table:formula="of:=[.C77]" office:value-type="float" office:value="4.31310166666667" calcext:value-type="float">
            <text:p>4.3131016667</text:p>
          </table:table-cell>
          <table:table-cell table:formula="of:=ABS([.C78]-[.B78])" office:value-type="float" office:value="0.185881666666666" calcext:value-type="float">
            <text:p>0.1858816667</text:p>
          </table:table-cell>
          <table:table-cell office:value-type="float" office:value="4.12722" calcext:value-type="float">
            <text:p>4.1272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K13]/[.I13]" office:value-type="float" office:value="0.17650341670031" calcext:value-type="float">
            <text:p>0.17650341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37308" calcext:value-type="float">
            <text:p>4.37308</text:p>
          </table:table-cell>
          <table:table-cell table:formula="of:=[.C78]" office:value-type="float" office:value="4.31310166666667" calcext:value-type="float">
            <text:p>4.3131016667</text:p>
          </table:table-cell>
          <table:table-cell table:formula="of:=ABS([.C79]-[.B79])" office:value-type="float" office:value="0.0599783333333335" calcext:value-type="float">
            <text:p>0.0599783333</text:p>
          </table:table-cell>
          <table:table-cell office:value-type="float" office:value="4.37308" calcext:value-type="float">
            <text:p>4.373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K14]/[.I14]" office:value-type="float" office:value="0.155404987206358" calcext:value-type="float">
            <text:p>0.15540498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20919" calcext:value-type="float">
            <text:p>4.20919</text:p>
          </table:table-cell>
          <table:table-cell table:formula="of:=[.C79]" office:value-type="float" office:value="4.31310166666667" calcext:value-type="float">
            <text:p>4.3131016667</text:p>
          </table:table-cell>
          <table:table-cell table:formula="of:=ABS([.C80]-[.B80])" office:value-type="float" office:value="0.103911666666666" calcext:value-type="float">
            <text:p>0.1039116667</text:p>
          </table:table-cell>
          <table:table-cell office:value-type="float" office:value="4.20919" calcext:value-type="float">
            <text:p>4.2091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K15]/[.I15]" office:value-type="float" office:value="0.138492717261384" calcext:value-type="float">
            <text:p>0.138492717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6255" calcext:value-type="float">
            <text:p>4.66255</text:p>
          </table:table-cell>
          <table:table-cell table:formula="of:=[.C80]" office:value-type="float" office:value="4.31310166666667" calcext:value-type="float">
            <text:p>4.3131016667</text:p>
          </table:table-cell>
          <table:table-cell table:formula="of:=ABS([.C81]-[.B81])" office:value-type="float" office:value="0.349448333333334" calcext:value-type="float">
            <text:p>0.3494483333</text:p>
          </table:table-cell>
          <table:table-cell office:value-type="float" office:value="4.66255" calcext:value-type="float">
            <text:p>4.6625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K16]/[.I16]" office:value-type="float" office:value="0.122045174870519" calcext:value-type="float">
            <text:p>0.122045174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9411" calcext:value-type="float">
            <text:p>3.79411</text:p>
          </table:table-cell>
          <table:table-cell table:formula="of:=AVERAGE([.B83:.B94])" office:value-type="float" office:value="3.97368083333333" calcext:value-type="float">
            <text:p>3.9736808333</text:p>
          </table:table-cell>
          <table:table-cell table:formula="of:=ABS([.C83]-[.B83])" office:value-type="float" office:value="0.179570833333334" calcext:value-type="float">
            <text:p>0.1795708333</text:p>
          </table:table-cell>
          <table:table-cell office:value-type="float" office:value="3.79411" calcext:value-type="float">
            <text:p>3.79411</text:p>
          </table:table-cell>
          <table:table-cell table:formula="of:=AVERAGE([.E83:.E94])" office:value-type="float" office:value="3.969387" calcext:value-type="float">
            <text:p>3.96938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9996" calcext:value-type="float">
            <text:p>3.79996</text:p>
          </table:table-cell>
          <table:table-cell table:formula="of:=[.C83]" office:value-type="float" office:value="3.97368083333333" calcext:value-type="float">
            <text:p>3.9736808333</text:p>
          </table:table-cell>
          <table:table-cell table:formula="of:=ABS([.C84]-[.B84])" office:value-type="float" office:value="0.173720833333334" calcext:value-type="float">
            <text:p>0.1737208333</text:p>
          </table:table-cell>
          <table:table-cell office:value-type="float" office:value="3.79996" calcext:value-type="float">
            <text:p>3.7999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25061" calcext:value-type="float">
            <text:p>4.25061</text:p>
          </table:table-cell>
          <table:table-cell table:formula="of:=[.C84]" office:value-type="float" office:value="3.97368083333333" calcext:value-type="float">
            <text:p>3.9736808333</text:p>
          </table:table-cell>
          <table:table-cell table:formula="of:=ABS([.C85]-[.B85])" office:value-type="float" office:value="0.276929166666666" calcext:value-type="float">
            <text:p>0.2769291667</text:p>
          </table:table-cell>
          <table:table-cell office:value-type="float" office:value="4.25061" calcext:value-type="float">
            <text:p>4.250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25108" calcext:value-type="float">
            <text:p>4.25108</text:p>
          </table:table-cell>
          <table:table-cell table:formula="of:=[.C85]" office:value-type="float" office:value="3.97368083333333" calcext:value-type="float">
            <text:p>3.9736808333</text:p>
          </table:table-cell>
          <table:table-cell table:formula="of:=ABS([.C86]-[.B86])" office:value-type="float" office:value="0.277399166666666" calcext:value-type="float">
            <text:p>0.2773991667</text:p>
          </table:table-cell>
          <table:table-cell office:value-type="float" office:value="4.25108" calcext:value-type="float">
            <text:p>4.2510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9847" calcext:value-type="float">
            <text:p>3.29847</text:p>
          </table:table-cell>
          <table:table-cell table:formula="of:=[.C86]" office:value-type="float" office:value="3.97368083333333" calcext:value-type="float">
            <text:p>3.9736808333</text:p>
          </table:table-cell>
          <table:table-cell table:formula="of:=ABS([.C87]-[.B87])" office:value-type="float" office:value="0.675210833333334" calcext:value-type="float">
            <text:p>0.675210833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1589" calcext:value-type="float">
            <text:p>4.41589</text:p>
          </table:table-cell>
          <table:table-cell table:formula="of:=[.C87]" office:value-type="float" office:value="3.97368083333333" calcext:value-type="float">
            <text:p>3.9736808333</text:p>
          </table:table-cell>
          <table:table-cell table:formula="of:=ABS([.C88]-[.B88])" office:value-type="float" office:value="0.442209166666666" calcext:value-type="float">
            <text:p>0.4422091667</text:p>
          </table:table-cell>
          <table:table-cell office:value-type="float" office:value="4.41589" calcext:value-type="float">
            <text:p>4.4158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6428" calcext:value-type="float">
            <text:p>3.76428</text:p>
          </table:table-cell>
          <table:table-cell table:formula="of:=[.C88]" office:value-type="float" office:value="3.97368083333333" calcext:value-type="float">
            <text:p>3.9736808333</text:p>
          </table:table-cell>
          <table:table-cell table:formula="of:=ABS([.C89]-[.B89])" office:value-type="float" office:value="0.209400833333334" calcext:value-type="float">
            <text:p>0.2094008333</text:p>
          </table:table-cell>
          <table:table-cell office:value-type="float" office:value="3.76428" calcext:value-type="float">
            <text:p>3.764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1421" calcext:value-type="float">
            <text:p>3.91421</text:p>
          </table:table-cell>
          <table:table-cell table:formula="of:=[.C89]" office:value-type="float" office:value="3.97368083333333" calcext:value-type="float">
            <text:p>3.9736808333</text:p>
          </table:table-cell>
          <table:table-cell table:formula="of:=ABS([.C90]-[.B90])" office:value-type="float" office:value="0.059470833333334" calcext:value-type="float">
            <text:p>0.0594708333</text:p>
          </table:table-cell>
          <table:table-cell office:value-type="float" office:value="3.91421" calcext:value-type="float">
            <text:p>3.9142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1211" calcext:value-type="float">
            <text:p>4.01211</text:p>
          </table:table-cell>
          <table:table-cell table:formula="of:=[.C90]" office:value-type="float" office:value="3.97368083333333" calcext:value-type="float">
            <text:p>3.9736808333</text:p>
          </table:table-cell>
          <table:table-cell table:formula="of:=ABS([.C91]-[.B91])" office:value-type="float" office:value="0.0384291666666656" calcext:value-type="float">
            <text:p>0.0384291667</text:p>
          </table:table-cell>
          <table:table-cell office:value-type="float" office:value="4.01211" calcext:value-type="float">
            <text:p>4.012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2808" calcext:value-type="float">
            <text:p>3.72808</text:p>
          </table:table-cell>
          <table:table-cell table:formula="of:=[.C91]" office:value-type="float" office:value="3.97368083333333" calcext:value-type="float">
            <text:p>3.9736808333</text:p>
          </table:table-cell>
          <table:table-cell table:formula="of:=ABS([.C92]-[.B92])" office:value-type="float" office:value="0.245600833333334" calcext:value-type="float">
            <text:p>0.2456008333</text:p>
          </table:table-cell>
          <table:table-cell office:value-type="float" office:value="3.72808" calcext:value-type="float">
            <text:p>3.7280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69183" calcext:value-type="float">
            <text:p>4.69183</text:p>
          </table:table-cell>
          <table:table-cell table:formula="of:=[.C92]" office:value-type="float" office:value="3.97368083333333" calcext:value-type="float">
            <text:p>3.9736808333</text:p>
          </table:table-cell>
          <table:table-cell table:formula="of:=ABS([.C93]-[.B93])" office:value-type="float" office:value="0.718149166666666" calcext:value-type="float">
            <text:p>0.718149166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6354" calcext:value-type="float">
            <text:p>3.76354</text:p>
          </table:table-cell>
          <table:table-cell table:formula="of:=[.C93]" office:value-type="float" office:value="3.97368083333333" calcext:value-type="float">
            <text:p>3.9736808333</text:p>
          </table:table-cell>
          <table:table-cell table:formula="of:=ABS([.C94]-[.B94])" office:value-type="float" office:value="0.210140833333334" calcext:value-type="float">
            <text:p>0.2101408333</text:p>
          </table:table-cell>
          <table:table-cell office:value-type="float" office:value="3.76354" calcext:value-type="float">
            <text:p>3.7635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8284" calcext:value-type="float">
            <text:p>3.28284</text:p>
          </table:table-cell>
          <table:table-cell table:formula="of:=AVERAGE([.B96:.B107])" office:value-type="float" office:value="3.8558625" calcext:value-type="float">
            <text:p>3.8558625</text:p>
          </table:table-cell>
          <table:table-cell table:formula="of:=ABS([.C96]-[.B96])" office:value-type="float" office:value="0.5730225" calcext:value-type="float">
            <text:p>0.5730225</text:p>
          </table:table-cell>
          <table:table-cell/>
          <table:table-cell table:formula="of:=AVERAGE([.E96:.E107])" office:value-type="float" office:value="3.795708" calcext:value-type="float">
            <text:p>3.79570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4434" calcext:value-type="float">
            <text:p>3.54434</text:p>
          </table:table-cell>
          <table:table-cell table:formula="of:=[.C96]" office:value-type="float" office:value="3.8558625" calcext:value-type="float">
            <text:p>3.8558625</text:p>
          </table:table-cell>
          <table:table-cell table:formula="of:=ABS([.C97]-[.B97])" office:value-type="float" office:value="0.311522500000001" calcext:value-type="float">
            <text:p>0.3115225</text:p>
          </table:table-cell>
          <table:table-cell office:value-type="float" office:value="3.54434" calcext:value-type="float">
            <text:p>3.5443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10053" calcext:value-type="float">
            <text:p>4.10053</text:p>
          </table:table-cell>
          <table:table-cell table:formula="of:=[.C97]" office:value-type="float" office:value="3.8558625" calcext:value-type="float">
            <text:p>3.8558625</text:p>
          </table:table-cell>
          <table:table-cell table:formula="of:=ABS([.C98]-[.B98])" office:value-type="float" office:value="0.244667499999999" calcext:value-type="float">
            <text:p>0.2446675</text:p>
          </table:table-cell>
          <table:table-cell office:value-type="float" office:value="4.10053" calcext:value-type="float">
            <text:p>4.1005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42061" calcext:value-type="float">
            <text:p>3.42061</text:p>
          </table:table-cell>
          <table:table-cell table:formula="of:=[.C98]" office:value-type="float" office:value="3.8558625" calcext:value-type="float">
            <text:p>3.8558625</text:p>
          </table:table-cell>
          <table:table-cell table:formula="of:=ABS([.C99]-[.B99])" office:value-type="float" office:value="0.435252500000001" calcext:value-type="float">
            <text:p>0.4352525</text:p>
          </table:table-cell>
          <table:table-cell office:value-type="float" office:value="3.42061" calcext:value-type="float">
            <text:p>3.420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33361" calcext:value-type="float">
            <text:p>4.33361</text:p>
          </table:table-cell>
          <table:table-cell table:formula="of:=[.C99]" office:value-type="float" office:value="3.8558625" calcext:value-type="float">
            <text:p>3.8558625</text:p>
          </table:table-cell>
          <table:table-cell table:formula="of:=ABS([.C100]-[.B100])" office:value-type="float" office:value="0.4777475" calcext:value-type="float">
            <text:p>0.4777475</text:p>
          </table:table-cell>
          <table:table-cell office:value-type="float" office:value="4.33361" calcext:value-type="float">
            <text:p>4.333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93495" calcext:value-type="float">
            <text:p>3.93495</text:p>
          </table:table-cell>
          <table:table-cell table:formula="of:=[.C100]" office:value-type="float" office:value="3.8558625" calcext:value-type="float">
            <text:p>3.8558625</text:p>
          </table:table-cell>
          <table:table-cell table:formula="of:=ABS([.C101]-[.B101])" office:value-type="float" office:value="0.0790874999999995" calcext:value-type="float">
            <text:p>0.0790875</text:p>
          </table:table-cell>
          <table:table-cell office:value-type="float" office:value="3.93495" calcext:value-type="float">
            <text:p>3.9349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85124" calcext:value-type="float">
            <text:p>3.85124</text:p>
          </table:table-cell>
          <table:table-cell table:formula="of:=[.C101]" office:value-type="float" office:value="3.8558625" calcext:value-type="float">
            <text:p>3.8558625</text:p>
          </table:table-cell>
          <table:table-cell table:formula="of:=ABS([.C102]-[.B102])" office:value-type="float" office:value="0.00462250000000042" calcext:value-type="float">
            <text:p>0.0046225</text:p>
          </table:table-cell>
          <table:table-cell office:value-type="float" office:value="3.85124" calcext:value-type="float">
            <text:p>3.8512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42186" calcext:value-type="float">
            <text:p>3.42186</text:p>
          </table:table-cell>
          <table:table-cell table:formula="of:=[.C102]" office:value-type="float" office:value="3.8558625" calcext:value-type="float">
            <text:p>3.8558625</text:p>
          </table:table-cell>
          <table:table-cell table:formula="of:=ABS([.C103]-[.B103])" office:value-type="float" office:value="0.434002500000001" calcext:value-type="float">
            <text:p>0.4340025</text:p>
          </table:table-cell>
          <table:table-cell office:value-type="float" office:value="3.42186" calcext:value-type="float">
            <text:p>3.4218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86622" calcext:value-type="float">
            <text:p>3.86622</text:p>
          </table:table-cell>
          <table:table-cell table:formula="of:=[.C103]" office:value-type="float" office:value="3.8558625" calcext:value-type="float">
            <text:p>3.8558625</text:p>
          </table:table-cell>
          <table:table-cell table:formula="of:=ABS([.C104]-[.B104])" office:value-type="float" office:value="0.0103574999999996" calcext:value-type="float">
            <text:p>0.0103575</text:p>
          </table:table-cell>
          <table:table-cell office:value-type="float" office:value="3.86622" calcext:value-type="float">
            <text:p>3.866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4704" calcext:value-type="float">
            <text:p>3.54704</text:p>
          </table:table-cell>
          <table:table-cell table:formula="of:=[.C104]" office:value-type="float" office:value="3.8558625" calcext:value-type="float">
            <text:p>3.8558625</text:p>
          </table:table-cell>
          <table:table-cell table:formula="of:=ABS([.C105]-[.B105])" office:value-type="float" office:value="0.308822500000001" calcext:value-type="float">
            <text:p>0.3088225</text:p>
          </table:table-cell>
          <table:table-cell office:value-type="float" office:value="3.54704" calcext:value-type="float">
            <text:p>3.5470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93668" calcext:value-type="float">
            <text:p>3.93668</text:p>
          </table:table-cell>
          <table:table-cell table:formula="of:=[.C105]" office:value-type="float" office:value="3.8558625" calcext:value-type="float">
            <text:p>3.8558625</text:p>
          </table:table-cell>
          <table:table-cell table:formula="of:=ABS([.C106]-[.B106])" office:value-type="float" office:value="0.0808174999999993" calcext:value-type="float">
            <text:p>0.0808175</text:p>
          </table:table-cell>
          <table:table-cell office:value-type="float" office:value="3.93668" calcext:value-type="float">
            <text:p>3.9366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03043" calcext:value-type="float">
            <text:p>5.03043</text:p>
          </table:table-cell>
          <table:table-cell table:formula="of:=[.C106]" office:value-type="float" office:value="3.8558625" calcext:value-type="float">
            <text:p>3.8558625</text:p>
          </table:table-cell>
          <table:table-cell table:formula="of:=ABS([.C107]-[.B107])" office:value-type="float" office:value="1.1745675" calcext:value-type="float">
            <text:p>1.174567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44872" calcext:value-type="float">
            <text:p>3.44872</text:p>
          </table:table-cell>
          <table:table-cell table:formula="of:=AVERAGE([.B109:.B120])" office:value-type="float" office:value="4.09969333333333" calcext:value-type="float">
            <text:p>4.0996933333</text:p>
          </table:table-cell>
          <table:table-cell table:formula="of:=ABS([.C109]-[.B109])" office:value-type="float" office:value="0.650973333333333" calcext:value-type="float">
            <text:p>0.6509733333</text:p>
          </table:table-cell>
          <table:table-cell office:value-type="float" office:value="3.44872" calcext:value-type="float">
            <text:p>3.44872</text:p>
          </table:table-cell>
          <table:table-cell table:formula="of:=AVERAGE([.E109:.E120])" office:value-type="float" office:value="3.771141" calcext:value-type="float">
            <text:p>3.77114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9326" calcext:value-type="float">
            <text:p>3.9326</text:p>
          </table:table-cell>
          <table:table-cell table:formula="of:=[.C109]" office:value-type="float" office:value="4.09969333333333" calcext:value-type="float">
            <text:p>4.0996933333</text:p>
          </table:table-cell>
          <table:table-cell table:formula="of:=ABS([.C110]-[.B110])" office:value-type="float" office:value="0.167093333333334" calcext:value-type="float">
            <text:p>0.1670933333</text:p>
          </table:table-cell>
          <table:table-cell office:value-type="float" office:value="3.9326" calcext:value-type="float">
            <text:p>3.932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1917" calcext:value-type="float">
            <text:p>3.1917</text:p>
          </table:table-cell>
          <table:table-cell table:formula="of:=[.C110]" office:value-type="float" office:value="4.09969333333333" calcext:value-type="float">
            <text:p>4.0996933333</text:p>
          </table:table-cell>
          <table:table-cell table:formula="of:=ABS([.C111]-[.B111])" office:value-type="float" office:value="0.907993333333334" calcext:value-type="float">
            <text:p>0.9079933333</text:p>
          </table:table-cell>
          <table:table-cell office:value-type="float" office:value="3.1917" calcext:value-type="float">
            <text:p>3.191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68918" calcext:value-type="float">
            <text:p>3.68918</text:p>
          </table:table-cell>
          <table:table-cell table:formula="of:=[.C111]" office:value-type="float" office:value="4.09969333333333" calcext:value-type="float">
            <text:p>4.0996933333</text:p>
          </table:table-cell>
          <table:table-cell table:formula="of:=ABS([.C112]-[.B112])" office:value-type="float" office:value="0.410513333333334" calcext:value-type="float">
            <text:p>0.4105133333</text:p>
          </table:table-cell>
          <table:table-cell office:value-type="float" office:value="3.68918" calcext:value-type="float">
            <text:p>3.6891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89643" calcext:value-type="float">
            <text:p>3.89643</text:p>
          </table:table-cell>
          <table:table-cell table:formula="of:=[.C112]" office:value-type="float" office:value="4.09969333333333" calcext:value-type="float">
            <text:p>4.0996933333</text:p>
          </table:table-cell>
          <table:table-cell table:formula="of:=ABS([.C113]-[.B113])" office:value-type="float" office:value="0.203263333333334" calcext:value-type="float">
            <text:p>0.2032633333</text:p>
          </table:table-cell>
          <table:table-cell office:value-type="float" office:value="3.89643" calcext:value-type="float">
            <text:p>3.8964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00138" calcext:value-type="float">
            <text:p>5.00138</text:p>
          </table:table-cell>
          <table:table-cell table:formula="of:=[.C113]" office:value-type="float" office:value="4.09969333333333" calcext:value-type="float">
            <text:p>4.0996933333</text:p>
          </table:table-cell>
          <table:table-cell table:formula="of:=ABS([.C114]-[.B114])" office:value-type="float" office:value="0.901686666666667" calcext:value-type="float">
            <text:p>0.901686666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43508" calcext:value-type="float">
            <text:p>3.43508</text:p>
          </table:table-cell>
          <table:table-cell table:formula="of:=[.C114]" office:value-type="float" office:value="4.09969333333333" calcext:value-type="float">
            <text:p>4.0996933333</text:p>
          </table:table-cell>
          <table:table-cell table:formula="of:=ABS([.C115]-[.B115])" office:value-type="float" office:value="0.664613333333334" calcext:value-type="float">
            <text:p>0.6646133333</text:p>
          </table:table-cell>
          <table:table-cell office:value-type="float" office:value="3.43508" calcext:value-type="float">
            <text:p>3.4350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73621" calcext:value-type="float">
            <text:p>3.73621</text:p>
          </table:table-cell>
          <table:table-cell table:formula="of:=[.C115]" office:value-type="float" office:value="4.09969333333333" calcext:value-type="float">
            <text:p>4.0996933333</text:p>
          </table:table-cell>
          <table:table-cell table:formula="of:=ABS([.C116]-[.B116])" office:value-type="float" office:value="0.363483333333334" calcext:value-type="float">
            <text:p>0.3634833333</text:p>
          </table:table-cell>
          <table:table-cell office:value-type="float" office:value="3.73621" calcext:value-type="float">
            <text:p>3.7362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3641" calcext:value-type="float">
            <text:p>4.43641</text:p>
          </table:table-cell>
          <table:table-cell table:formula="of:=[.C116]" office:value-type="float" office:value="4.09969333333333" calcext:value-type="float">
            <text:p>4.0996933333</text:p>
          </table:table-cell>
          <table:table-cell table:formula="of:=ABS([.C117]-[.B117])" office:value-type="float" office:value="0.336716666666667" calcext:value-type="float">
            <text:p>0.3367166667</text:p>
          </table:table-cell>
          <table:table-cell office:value-type="float" office:value="4.43641" calcext:value-type="float">
            <text:p>4.4364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48353" calcext:value-type="float">
            <text:p>6.48353</text:p>
          </table:table-cell>
          <table:table-cell table:formula="of:=[.C117]" office:value-type="float" office:value="4.09969333333333" calcext:value-type="float">
            <text:p>4.0996933333</text:p>
          </table:table-cell>
          <table:table-cell table:formula="of:=ABS([.C118]-[.B118])" office:value-type="float" office:value="2.38383666666667" calcext:value-type="float">
            <text:p>2.383836666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39257" calcext:value-type="float">
            <text:p>4.39257</text:p>
          </table:table-cell>
          <table:table-cell table:formula="of:=[.C118]" office:value-type="float" office:value="4.09969333333333" calcext:value-type="float">
            <text:p>4.0996933333</text:p>
          </table:table-cell>
          <table:table-cell table:formula="of:=ABS([.C119]-[.B119])" office:value-type="float" office:value="0.292876666666666" calcext:value-type="float">
            <text:p>0.2928766667</text:p>
          </table:table-cell>
          <table:table-cell office:value-type="float" office:value="4.39257" calcext:value-type="float">
            <text:p>4.3925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5251" calcext:value-type="float">
            <text:p>3.55251</text:p>
          </table:table-cell>
          <table:table-cell table:formula="of:=[.C119]" office:value-type="float" office:value="4.09969333333333" calcext:value-type="float">
            <text:p>4.0996933333</text:p>
          </table:table-cell>
          <table:table-cell table:formula="of:=ABS([.C120]-[.B120])" office:value-type="float" office:value="0.547183333333334" calcext:value-type="float">
            <text:p>0.5471833333</text:p>
          </table:table-cell>
          <table:table-cell office:value-type="float" office:value="3.55251" calcext:value-type="float">
            <text:p>3.5525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554" calcext:value-type="float">
            <text:p>4.4554</text:p>
          </table:table-cell>
          <table:table-cell table:formula="of:=AVERAGE([.B122:.B133])" office:value-type="float" office:value="4.36074916666667" calcext:value-type="float">
            <text:p>4.3607491667</text:p>
          </table:table-cell>
          <table:table-cell table:formula="of:=ABS([.C122]-[.B122])" office:value-type="float" office:value="0.0946508333333336" calcext:value-type="float">
            <text:p>0.0946508333</text:p>
          </table:table-cell>
          <table:table-cell office:value-type="float" office:value="4.4554" calcext:value-type="float">
            <text:p>4.4554</text:p>
          </table:table-cell>
          <table:table-cell table:formula="of:=AVERAGE([.E122:.E133])" office:value-type="float" office:value="4.399066" calcext:value-type="float">
            <text:p>4.39906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8665" calcext:value-type="float">
            <text:p>3.18665</text:p>
          </table:table-cell>
          <table:table-cell table:formula="of:=[.C122]" office:value-type="float" office:value="4.36074916666667" calcext:value-type="float">
            <text:p>4.3607491667</text:p>
          </table:table-cell>
          <table:table-cell table:formula="of:=ABS([.C123]-[.B123])" office:value-type="float" office:value="1.17409916666667" calcext:value-type="float">
            <text:p>1.174099166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6188" calcext:value-type="float">
            <text:p>4.46188</text:p>
          </table:table-cell>
          <table:table-cell table:formula="of:=[.C123]" office:value-type="float" office:value="4.36074916666667" calcext:value-type="float">
            <text:p>4.3607491667</text:p>
          </table:table-cell>
          <table:table-cell table:formula="of:=ABS([.C124]-[.B124])" office:value-type="float" office:value="0.101130833333333" calcext:value-type="float">
            <text:p>0.1011308333</text:p>
          </table:table-cell>
          <table:table-cell office:value-type="float" office:value="4.46188" calcext:value-type="float">
            <text:p>4.4618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2929" calcext:value-type="float">
            <text:p>4.42929</text:p>
          </table:table-cell>
          <table:table-cell table:formula="of:=[.C124]" office:value-type="float" office:value="4.36074916666667" calcext:value-type="float">
            <text:p>4.3607491667</text:p>
          </table:table-cell>
          <table:table-cell table:formula="of:=ABS([.C125]-[.B125])" office:value-type="float" office:value="0.0685408333333335" calcext:value-type="float">
            <text:p>0.0685408333</text:p>
          </table:table-cell>
          <table:table-cell office:value-type="float" office:value="4.42929" calcext:value-type="float">
            <text:p>4.429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12874" calcext:value-type="float">
            <text:p>5.12874</text:p>
          </table:table-cell>
          <table:table-cell table:formula="of:=[.C125]" office:value-type="float" office:value="4.36074916666667" calcext:value-type="float">
            <text:p>4.3607491667</text:p>
          </table:table-cell>
          <table:table-cell table:formula="of:=ABS([.C126]-[.B126])" office:value-type="float" office:value="0.767990833333333" calcext:value-type="float">
            <text:p>0.7679908333</text:p>
          </table:table-cell>
          <table:table-cell office:value-type="float" office:value="5.12874" calcext:value-type="float">
            <text:p>5.1287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9382" calcext:value-type="float">
            <text:p>4.09382</text:p>
          </table:table-cell>
          <table:table-cell table:formula="of:=[.C126]" office:value-type="float" office:value="4.36074916666667" calcext:value-type="float">
            <text:p>4.3607491667</text:p>
          </table:table-cell>
          <table:table-cell table:formula="of:=ABS([.C127]-[.B127])" office:value-type="float" office:value="0.266929166666666" calcext:value-type="float">
            <text:p>0.2669291667</text:p>
          </table:table-cell>
          <table:table-cell office:value-type="float" office:value="4.09382" calcext:value-type="float">
            <text:p>4.0938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15168" calcext:value-type="float">
            <text:p>5.15168</text:p>
          </table:table-cell>
          <table:table-cell table:formula="of:=[.C127]" office:value-type="float" office:value="4.36074916666667" calcext:value-type="float">
            <text:p>4.3607491667</text:p>
          </table:table-cell>
          <table:table-cell table:formula="of:=ABS([.C128]-[.B128])" office:value-type="float" office:value="0.790930833333333" calcext:value-type="float">
            <text:p>0.790930833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10559" calcext:value-type="float">
            <text:p>4.10559</text:p>
          </table:table-cell>
          <table:table-cell table:formula="of:=[.C128]" office:value-type="float" office:value="4.36074916666667" calcext:value-type="float">
            <text:p>4.3607491667</text:p>
          </table:table-cell>
          <table:table-cell table:formula="of:=ABS([.C129]-[.B129])" office:value-type="float" office:value="0.255159166666666" calcext:value-type="float">
            <text:p>0.2551591667</text:p>
          </table:table-cell>
          <table:table-cell office:value-type="float" office:value="4.10559" calcext:value-type="float">
            <text:p>4.1055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91606" calcext:value-type="float">
            <text:p>4.91606</text:p>
          </table:table-cell>
          <table:table-cell table:formula="of:=[.C129]" office:value-type="float" office:value="4.36074916666667" calcext:value-type="float">
            <text:p>4.3607491667</text:p>
          </table:table-cell>
          <table:table-cell table:formula="of:=ABS([.C130]-[.B130])" office:value-type="float" office:value="0.555310833333333" calcext:value-type="float">
            <text:p>0.5553108333</text:p>
          </table:table-cell>
          <table:table-cell office:value-type="float" office:value="4.91606" calcext:value-type="float">
            <text:p>4.916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82307" calcext:value-type="float">
            <text:p>3.82307</text:p>
          </table:table-cell>
          <table:table-cell table:formula="of:=[.C130]" office:value-type="float" office:value="4.36074916666667" calcext:value-type="float">
            <text:p>4.3607491667</text:p>
          </table:table-cell>
          <table:table-cell table:formula="of:=ABS([.C131]-[.B131])" office:value-type="float" office:value="0.537679166666667" calcext:value-type="float">
            <text:p>0.5376791667</text:p>
          </table:table-cell>
          <table:table-cell office:value-type="float" office:value="3.82307" calcext:value-type="float">
            <text:p>3.8230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94653" calcext:value-type="float">
            <text:p>3.94653</text:p>
          </table:table-cell>
          <table:table-cell table:formula="of:=[.C131]" office:value-type="float" office:value="4.36074916666667" calcext:value-type="float">
            <text:p>4.3607491667</text:p>
          </table:table-cell>
          <table:table-cell table:formula="of:=ABS([.C132]-[.B132])" office:value-type="float" office:value="0.414219166666666" calcext:value-type="float">
            <text:p>0.4142191667</text:p>
          </table:table-cell>
          <table:table-cell office:value-type="float" office:value="3.94653" calcext:value-type="float">
            <text:p>3.9465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63028" calcext:value-type="float">
            <text:p>4.63028</text:p>
          </table:table-cell>
          <table:table-cell table:formula="of:=[.C132]" office:value-type="float" office:value="4.36074916666667" calcext:value-type="float">
            <text:p>4.3607491667</text:p>
          </table:table-cell>
          <table:table-cell table:formula="of:=ABS([.C133]-[.B133])" office:value-type="float" office:value="0.269530833333333" calcext:value-type="float">
            <text:p>0.2695308333</text:p>
          </table:table-cell>
          <table:table-cell office:value-type="float" office:value="4.63028" calcext:value-type="float">
            <text:p>4.6302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76032" calcext:value-type="float">
            <text:p>3.76032</text:p>
          </table:table-cell>
          <table:table-cell table:formula="of:=AVERAGE([.B135:.B146])" office:value-type="float" office:value="3.9014275" calcext:value-type="float">
            <text:p>3.9014275</text:p>
          </table:table-cell>
          <table:table-cell table:formula="of:=ABS([.C135]-[.B135])" office:value-type="float" office:value="0.1411075" calcext:value-type="float">
            <text:p>0.1411075</text:p>
          </table:table-cell>
          <table:table-cell office:value-type="float" office:value="3.76032" calcext:value-type="float">
            <text:p>3.76032</text:p>
          </table:table-cell>
          <table:table-cell table:formula="of:=AVERAGE([.E135:.E146])" office:value-type="float" office:value="3.783979" calcext:value-type="float">
            <text:p>3.78397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11756" calcext:value-type="float">
            <text:p>4.11756</text:p>
          </table:table-cell>
          <table:table-cell table:formula="of:=[.C135]" office:value-type="float" office:value="3.9014275" calcext:value-type="float">
            <text:p>3.9014275</text:p>
          </table:table-cell>
          <table:table-cell table:formula="of:=ABS([.C136]-[.B136])" office:value-type="float" office:value="0.2161325" calcext:value-type="float">
            <text:p>0.2161325</text:p>
          </table:table-cell>
          <table:table-cell office:value-type="float" office:value="4.11756" calcext:value-type="float">
            <text:p>4.1175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51228" calcext:value-type="float">
            <text:p>3.51228</text:p>
          </table:table-cell>
          <table:table-cell table:formula="of:=[.C136]" office:value-type="float" office:value="3.9014275" calcext:value-type="float">
            <text:p>3.9014275</text:p>
          </table:table-cell>
          <table:table-cell table:formula="of:=ABS([.C137]-[.B137])" office:value-type="float" office:value="0.3891475" calcext:value-type="float">
            <text:p>0.3891475</text:p>
          </table:table-cell>
          <table:table-cell office:value-type="float" office:value="3.51228" calcext:value-type="float">
            <text:p>3.5122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57039" calcext:value-type="float">
            <text:p>3.57039</text:p>
          </table:table-cell>
          <table:table-cell table:formula="of:=[.C137]" office:value-type="float" office:value="3.9014275" calcext:value-type="float">
            <text:p>3.9014275</text:p>
          </table:table-cell>
          <table:table-cell table:formula="of:=ABS([.C138]-[.B138])" office:value-type="float" office:value="0.3310375" calcext:value-type="float">
            <text:p>0.3310375</text:p>
          </table:table-cell>
          <table:table-cell office:value-type="float" office:value="3.57039" calcext:value-type="float">
            <text:p>3.5703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7979" calcext:value-type="float">
            <text:p>3.7979</text:p>
          </table:table-cell>
          <table:table-cell table:formula="of:=[.C138]" office:value-type="float" office:value="3.9014275" calcext:value-type="float">
            <text:p>3.9014275</text:p>
          </table:table-cell>
          <table:table-cell table:formula="of:=ABS([.C139]-[.B139])" office:value-type="float" office:value="0.1035275" calcext:value-type="float">
            <text:p>0.1035275</text:p>
          </table:table-cell>
          <table:table-cell office:value-type="float" office:value="3.7979" calcext:value-type="float">
            <text:p>3.797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69418" calcext:value-type="float">
            <text:p>3.69418</text:p>
          </table:table-cell>
          <table:table-cell table:formula="of:=[.C139]" office:value-type="float" office:value="3.9014275" calcext:value-type="float">
            <text:p>3.9014275</text:p>
          </table:table-cell>
          <table:table-cell table:formula="of:=ABS([.C140]-[.B140])" office:value-type="float" office:value="0.2072475" calcext:value-type="float">
            <text:p>0.2072475</text:p>
          </table:table-cell>
          <table:table-cell office:value-type="float" office:value="3.69418" calcext:value-type="float">
            <text:p>3.6941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31621" calcext:value-type="float">
            <text:p>4.31621</text:p>
          </table:table-cell>
          <table:table-cell table:formula="of:=[.C140]" office:value-type="float" office:value="3.9014275" calcext:value-type="float">
            <text:p>3.9014275</text:p>
          </table:table-cell>
          <table:table-cell table:formula="of:=ABS([.C141]-[.B141])" office:value-type="float" office:value="0.4147825" calcext:value-type="float">
            <text:p>0.414782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66113" calcext:value-type="float">
            <text:p>4.66113</text:p>
          </table:table-cell>
          <table:table-cell table:formula="of:=[.C141]" office:value-type="float" office:value="3.9014275" calcext:value-type="float">
            <text:p>3.9014275</text:p>
          </table:table-cell>
          <table:table-cell table:formula="of:=ABS([.C142]-[.B142])" office:value-type="float" office:value="0.7597025" calcext:value-type="float">
            <text:p>0.759702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70636" calcext:value-type="float">
            <text:p>3.70636</text:p>
          </table:table-cell>
          <table:table-cell table:formula="of:=[.C142]" office:value-type="float" office:value="3.9014275" calcext:value-type="float">
            <text:p>3.9014275</text:p>
          </table:table-cell>
          <table:table-cell table:formula="of:=ABS([.C143]-[.B143])" office:value-type="float" office:value="0.1950675" calcext:value-type="float">
            <text:p>0.1950675</text:p>
          </table:table-cell>
          <table:table-cell office:value-type="float" office:value="3.70636" calcext:value-type="float">
            <text:p>3.7063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80092" calcext:value-type="float">
            <text:p>3.80092</text:p>
          </table:table-cell>
          <table:table-cell table:formula="of:=[.C143]" office:value-type="float" office:value="3.9014275" calcext:value-type="float">
            <text:p>3.9014275</text:p>
          </table:table-cell>
          <table:table-cell table:formula="of:=ABS([.C144]-[.B144])" office:value-type="float" office:value="0.1005075" calcext:value-type="float">
            <text:p>0.1005075</text:p>
          </table:table-cell>
          <table:table-cell office:value-type="float" office:value="3.80092" calcext:value-type="float">
            <text:p>3.8009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64227" calcext:value-type="float">
            <text:p>3.64227</text:p>
          </table:table-cell>
          <table:table-cell table:formula="of:=[.C144]" office:value-type="float" office:value="3.9014275" calcext:value-type="float">
            <text:p>3.9014275</text:p>
          </table:table-cell>
          <table:table-cell table:formula="of:=ABS([.C145]-[.B145])" office:value-type="float" office:value="0.2591575" calcext:value-type="float">
            <text:p>0.2591575</text:p>
          </table:table-cell>
          <table:table-cell office:value-type="float" office:value="3.64227" calcext:value-type="float">
            <text:p>3.6422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23761" calcext:value-type="float">
            <text:p>4.23761</text:p>
          </table:table-cell>
          <table:table-cell table:formula="of:=[.C145]" office:value-type="float" office:value="3.9014275" calcext:value-type="float">
            <text:p>3.9014275</text:p>
          </table:table-cell>
          <table:table-cell table:formula="of:=ABS([.C146]-[.B146])" office:value-type="float" office:value="0.3361825" calcext:value-type="float">
            <text:p>0.3361825</text:p>
          </table:table-cell>
          <table:table-cell office:value-type="float" office:value="4.23761" calcext:value-type="float">
            <text:p>4.2376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8209" calcext:value-type="float">
            <text:p>3.68209</text:p>
          </table:table-cell>
          <table:table-cell table:formula="of:=AVERAGE([.B148:.B159])" office:value-type="float" office:value="3.8992125" calcext:value-type="float">
            <text:p>3.8992125</text:p>
          </table:table-cell>
          <table:table-cell table:formula="of:=ABS([.C148]-[.B148])" office:value-type="float" office:value="0.217122499999999" calcext:value-type="float">
            <text:p>0.2171225</text:p>
          </table:table-cell>
          <table:table-cell office:value-type="float" office:value="3.68209" calcext:value-type="float">
            <text:p>3.68209</text:p>
          </table:table-cell>
          <table:table-cell table:formula="of:=AVERAGE([.E148:.E159])" office:value-type="float" office:value="3.867937" calcext:value-type="float">
            <text:p>3.8679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8476" calcext:value-type="float">
            <text:p>3.88476</text:p>
          </table:table-cell>
          <table:table-cell table:formula="of:=[.C148]" office:value-type="float" office:value="3.8992125" calcext:value-type="float">
            <text:p>3.8992125</text:p>
          </table:table-cell>
          <table:table-cell table:formula="of:=ABS([.C149]-[.B149])" office:value-type="float" office:value="0.0144524999999995" calcext:value-type="float">
            <text:p>0.0144525</text:p>
          </table:table-cell>
          <table:table-cell office:value-type="float" office:value="3.88476" calcext:value-type="float">
            <text:p>3.8847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2187" calcext:value-type="float">
            <text:p>3.22187</text:p>
          </table:table-cell>
          <table:table-cell table:formula="of:=[.C149]" office:value-type="float" office:value="3.8992125" calcext:value-type="float">
            <text:p>3.8992125</text:p>
          </table:table-cell>
          <table:table-cell table:formula="of:=ABS([.C150]-[.B150])" office:value-type="float" office:value="0.6773425" calcext:value-type="float">
            <text:p>0.677342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2091" calcext:value-type="float">
            <text:p>3.52091</text:p>
          </table:table-cell>
          <table:table-cell table:formula="of:=[.C150]" office:value-type="float" office:value="3.8992125" calcext:value-type="float">
            <text:p>3.8992125</text:p>
          </table:table-cell>
          <table:table-cell table:formula="of:=ABS([.C151]-[.B151])" office:value-type="float" office:value="0.378302499999999" calcext:value-type="float">
            <text:p>0.3783025</text:p>
          </table:table-cell>
          <table:table-cell office:value-type="float" office:value="3.52091" calcext:value-type="float">
            <text:p>3.5209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5662" calcext:value-type="float">
            <text:p>3.85662</text:p>
          </table:table-cell>
          <table:table-cell table:formula="of:=[.C151]" office:value-type="float" office:value="3.8992125" calcext:value-type="float">
            <text:p>3.8992125</text:p>
          </table:table-cell>
          <table:table-cell table:formula="of:=ABS([.C152]-[.B152])" office:value-type="float" office:value="0.0425924999999996" calcext:value-type="float">
            <text:p>0.0425925</text:p>
          </table:table-cell>
          <table:table-cell office:value-type="float" office:value="3.85662" calcext:value-type="float">
            <text:p>3.8566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45328" calcext:value-type="float">
            <text:p>4.45328</text:p>
          </table:table-cell>
          <table:table-cell table:formula="of:=[.C152]" office:value-type="float" office:value="3.8992125" calcext:value-type="float">
            <text:p>3.8992125</text:p>
          </table:table-cell>
          <table:table-cell table:formula="of:=ABS([.C153]-[.B153])" office:value-type="float" office:value="0.554067500000001" calcext:value-type="float">
            <text:p>0.5540675</text:p>
          </table:table-cell>
          <table:table-cell office:value-type="float" office:value="4.45328" calcext:value-type="float">
            <text:p>4.4532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3255" calcext:value-type="float">
            <text:p>4.23255</text:p>
          </table:table-cell>
          <table:table-cell table:formula="of:=[.C153]" office:value-type="float" office:value="3.8992125" calcext:value-type="float">
            <text:p>3.8992125</text:p>
          </table:table-cell>
          <table:table-cell table:formula="of:=ABS([.C154]-[.B154])" office:value-type="float" office:value="0.3333375" calcext:value-type="float">
            <text:p>0.3333375</text:p>
          </table:table-cell>
          <table:table-cell office:value-type="float" office:value="4.23255" calcext:value-type="float">
            <text:p>4.2325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0805" calcext:value-type="float">
            <text:p>3.90805</text:p>
          </table:table-cell>
          <table:table-cell table:formula="of:=[.C154]" office:value-type="float" office:value="3.8992125" calcext:value-type="float">
            <text:p>3.8992125</text:p>
          </table:table-cell>
          <table:table-cell table:formula="of:=ABS([.C155]-[.B155])" office:value-type="float" office:value="0.00883750000000072" calcext:value-type="float">
            <text:p>0.0088375</text:p>
          </table:table-cell>
          <table:table-cell office:value-type="float" office:value="3.90805" calcext:value-type="float">
            <text:p>3.908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1943" calcext:value-type="float">
            <text:p>3.51943</text:p>
          </table:table-cell>
          <table:table-cell table:formula="of:=[.C155]" office:value-type="float" office:value="3.8992125" calcext:value-type="float">
            <text:p>3.8992125</text:p>
          </table:table-cell>
          <table:table-cell table:formula="of:=ABS([.C156]-[.B156])" office:value-type="float" office:value="0.3797825" calcext:value-type="float">
            <text:p>0.3797825</text:p>
          </table:table-cell>
          <table:table-cell office:value-type="float" office:value="3.51943" calcext:value-type="float">
            <text:p>3.519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8931" calcext:value-type="float">
            <text:p>4.88931</text:p>
          </table:table-cell>
          <table:table-cell table:formula="of:=[.C156]" office:value-type="float" office:value="3.8992125" calcext:value-type="float">
            <text:p>3.8992125</text:p>
          </table:table-cell>
          <table:table-cell table:formula="of:=ABS([.C157]-[.B157])" office:value-type="float" office:value="0.9900975" calcext:value-type="float">
            <text:p>0.990097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0722" calcext:value-type="float">
            <text:p>3.70722</text:p>
          </table:table-cell>
          <table:table-cell table:formula="of:=[.C157]" office:value-type="float" office:value="3.8992125" calcext:value-type="float">
            <text:p>3.8992125</text:p>
          </table:table-cell>
          <table:table-cell table:formula="of:=ABS([.C158]-[.B158])" office:value-type="float" office:value="0.1919925" calcext:value-type="float">
            <text:p>0.1919925</text:p>
          </table:table-cell>
          <table:table-cell office:value-type="float" office:value="3.70722" calcext:value-type="float">
            <text:p>3.7072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1446" calcext:value-type="float">
            <text:p>3.91446</text:p>
          </table:table-cell>
          <table:table-cell table:formula="of:=[.C158]" office:value-type="float" office:value="3.8992125" calcext:value-type="float">
            <text:p>3.8992125</text:p>
          </table:table-cell>
          <table:table-cell table:formula="of:=ABS([.C159]-[.B159])" office:value-type="float" office:value="0.0152475000000005" calcext:value-type="float">
            <text:p>0.0152475</text:p>
          </table:table-cell>
          <table:table-cell office:value-type="float" office:value="3.91446" calcext:value-type="float">
            <text:p>3.9144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16105" calcext:value-type="float">
            <text:p>4.16105</text:p>
          </table:table-cell>
          <table:table-cell table:formula="of:=AVERAGE([.B161:.B172])" office:value-type="float" office:value="3.84013083333333" calcext:value-type="float">
            <text:p>3.8401308333</text:p>
          </table:table-cell>
          <table:table-cell table:formula="of:=ABS([.C161]-[.B161])" office:value-type="float" office:value="0.320919166666667" calcext:value-type="float">
            <text:p>0.3209191667</text:p>
          </table:table-cell>
          <table:table-cell office:value-type="float" office:value="4.16105" calcext:value-type="float">
            <text:p>4.16105</text:p>
          </table:table-cell>
          <table:table-cell table:formula="of:=AVERAGE([.E161:.E172])" office:value-type="float" office:value="3.945706" calcext:value-type="float">
            <text:p>3.94570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57025" calcext:value-type="float">
            <text:p>3.57025</text:p>
          </table:table-cell>
          <table:table-cell table:formula="of:=[.C161]" office:value-type="float" office:value="3.84013083333333" calcext:value-type="float">
            <text:p>3.8401308333</text:p>
          </table:table-cell>
          <table:table-cell table:formula="of:=ABS([.C162]-[.B162])" office:value-type="float" office:value="0.269880833333333" calcext:value-type="float">
            <text:p>0.2698808333</text:p>
          </table:table-cell>
          <table:table-cell office:value-type="float" office:value="3.57025" calcext:value-type="float">
            <text:p>3.570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20823" calcext:value-type="float">
            <text:p>4.20823</text:p>
          </table:table-cell>
          <table:table-cell table:formula="of:=[.C162]" office:value-type="float" office:value="3.84013083333333" calcext:value-type="float">
            <text:p>3.8401308333</text:p>
          </table:table-cell>
          <table:table-cell table:formula="of:=ABS([.C163]-[.B163])" office:value-type="float" office:value="0.368099166666667" calcext:value-type="float">
            <text:p>0.3680991667</text:p>
          </table:table-cell>
          <table:table-cell office:value-type="float" office:value="4.20823" calcext:value-type="float">
            <text:p>4.2082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08871" calcext:value-type="float">
            <text:p>4.08871</text:p>
          </table:table-cell>
          <table:table-cell table:formula="of:=[.C163]" office:value-type="float" office:value="3.84013083333333" calcext:value-type="float">
            <text:p>3.8401308333</text:p>
          </table:table-cell>
          <table:table-cell table:formula="of:=ABS([.C164]-[.B164])" office:value-type="float" office:value="0.248579166666667" calcext:value-type="float">
            <text:p>0.2485791667</text:p>
          </table:table-cell>
          <table:table-cell office:value-type="float" office:value="4.08871" calcext:value-type="float">
            <text:p>4.0887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40065" calcext:value-type="float">
            <text:p>3.40065</text:p>
          </table:table-cell>
          <table:table-cell table:formula="of:=[.C164]" office:value-type="float" office:value="3.84013083333333" calcext:value-type="float">
            <text:p>3.8401308333</text:p>
          </table:table-cell>
          <table:table-cell table:formula="of:=ABS([.C165]-[.B165])" office:value-type="float" office:value="0.439480833333333" calcext:value-type="float">
            <text:p>0.439480833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03956" calcext:value-type="float">
            <text:p>4.03956</text:p>
          </table:table-cell>
          <table:table-cell table:formula="of:=[.C165]" office:value-type="float" office:value="3.84013083333333" calcext:value-type="float">
            <text:p>3.8401308333</text:p>
          </table:table-cell>
          <table:table-cell table:formula="of:=ABS([.C166]-[.B166])" office:value-type="float" office:value="0.199429166666667" calcext:value-type="float">
            <text:p>0.1994291667</text:p>
          </table:table-cell>
          <table:table-cell office:value-type="float" office:value="4.03956" calcext:value-type="float">
            <text:p>4.0395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table:formula="of:=[.C166]" office:value-type="float" office:value="3.84013083333333" calcext:value-type="float">
            <text:p>3.8401308333</text:p>
          </table:table-cell>
          <table:table-cell table:formula="of:=ABS([.C167]-[.B167])" office:value-type="float" office:value="0.140130833333333" calcext:value-type="float">
            <text:p>0.1401308333</text:p>
          </table:table-cell>
          <table:table-cell office:value-type="float" office:value="3.7" calcext:value-type="float">
            <text:p>3.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93432" calcext:value-type="float">
            <text:p>3.93432</text:p>
          </table:table-cell>
          <table:table-cell table:formula="of:=[.C167]" office:value-type="float" office:value="3.84013083333333" calcext:value-type="float">
            <text:p>3.8401308333</text:p>
          </table:table-cell>
          <table:table-cell table:formula="of:=ABS([.C168]-[.B168])" office:value-type="float" office:value="0.0941891666666668" calcext:value-type="float">
            <text:p>0.0941891667</text:p>
          </table:table-cell>
          <table:table-cell office:value-type="float" office:value="3.93432" calcext:value-type="float">
            <text:p>3.9343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22386" calcext:value-type="float">
            <text:p>3.22386</text:p>
          </table:table-cell>
          <table:table-cell table:formula="of:=[.C168]" office:value-type="float" office:value="3.84013083333333" calcext:value-type="float">
            <text:p>3.8401308333</text:p>
          </table:table-cell>
          <table:table-cell table:formula="of:=ABS([.C169]-[.B169])" office:value-type="float" office:value="0.616270833333333" calcext:value-type="float">
            <text:p>0.616270833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97297" calcext:value-type="float">
            <text:p>3.97297</text:p>
          </table:table-cell>
          <table:table-cell table:formula="of:=[.C169]" office:value-type="float" office:value="3.84013083333333" calcext:value-type="float">
            <text:p>3.8401308333</text:p>
          </table:table-cell>
          <table:table-cell table:formula="of:=ABS([.C170]-[.B170])" office:value-type="float" office:value="0.132839166666667" calcext:value-type="float">
            <text:p>0.1328391667</text:p>
          </table:table-cell>
          <table:table-cell office:value-type="float" office:value="3.97297" calcext:value-type="float">
            <text:p>3.9729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90679" calcext:value-type="float">
            <text:p>3.90679</text:p>
          </table:table-cell>
          <table:table-cell table:formula="of:=[.C170]" office:value-type="float" office:value="3.84013083333333" calcext:value-type="float">
            <text:p>3.8401308333</text:p>
          </table:table-cell>
          <table:table-cell table:formula="of:=ABS([.C171]-[.B171])" office:value-type="float" office:value="0.0666591666666667" calcext:value-type="float">
            <text:p>0.0666591667</text:p>
          </table:table-cell>
          <table:table-cell office:value-type="float" office:value="3.90679" calcext:value-type="float">
            <text:p>3.9067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87518" calcext:value-type="float">
            <text:p>3.87518</text:p>
          </table:table-cell>
          <table:table-cell table:formula="of:=[.C171]" office:value-type="float" office:value="3.84013083333333" calcext:value-type="float">
            <text:p>3.8401308333</text:p>
          </table:table-cell>
          <table:table-cell table:formula="of:=ABS([.C172]-[.B172])" office:value-type="float" office:value="0.035049166666667" calcext:value-type="float">
            <text:p>0.0350491667</text:p>
          </table:table-cell>
          <table:table-cell office:value-type="float" office:value="3.87518" calcext:value-type="float">
            <text:p>3.8751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38633" calcext:value-type="float">
            <text:p>3.38633</text:p>
          </table:table-cell>
          <table:table-cell table:formula="of:=AVERAGE([.B174:.B185])" office:value-type="float" office:value="4.11738916666667" calcext:value-type="float">
            <text:p>4.1173891667</text:p>
          </table:table-cell>
          <table:table-cell table:formula="of:=ABS([.C174]-[.B174])" office:value-type="float" office:value="0.731059166666666" calcext:value-type="float">
            <text:p>0.7310591667</text:p>
          </table:table-cell>
          <table:table-cell office:value-type="float" office:value="3.38633" calcext:value-type="float">
            <text:p>3.38633</text:p>
          </table:table-cell>
          <table:table-cell table:formula="of:=AVERAGE([.E174:.E185])" office:value-type="float" office:value="4.104332" calcext:value-type="float">
            <text:p>4.10433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2677" calcext:value-type="float">
            <text:p>4.2677</text:p>
          </table:table-cell>
          <table:table-cell table:formula="of:=[.C174]" office:value-type="float" office:value="4.11738916666667" calcext:value-type="float">
            <text:p>4.1173891667</text:p>
          </table:table-cell>
          <table:table-cell table:formula="of:=ABS([.C175]-[.B175])" office:value-type="float" office:value="0.150310833333333" calcext:value-type="float">
            <text:p>0.1503108333</text:p>
          </table:table-cell>
          <table:table-cell office:value-type="float" office:value="4.2677" calcext:value-type="float">
            <text:p>4.267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58105" calcext:value-type="float">
            <text:p>3.58105</text:p>
          </table:table-cell>
          <table:table-cell table:formula="of:=[.C175]" office:value-type="float" office:value="4.11738916666667" calcext:value-type="float">
            <text:p>4.1173891667</text:p>
          </table:table-cell>
          <table:table-cell table:formula="of:=ABS([.C176]-[.B176])" office:value-type="float" office:value="0.536339166666666" calcext:value-type="float">
            <text:p>0.5363391667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15462" calcext:value-type="float">
            <text:p>4.15462</text:p>
          </table:table-cell>
          <table:table-cell table:formula="of:=[.C176]" office:value-type="float" office:value="4.11738916666667" calcext:value-type="float">
            <text:p>4.1173891667</text:p>
          </table:table-cell>
          <table:table-cell table:formula="of:=ABS([.C177]-[.B177])" office:value-type="float" office:value="0.037230833333334" calcext:value-type="float">
            <text:p>0.0372308333</text:p>
          </table:table-cell>
          <table:table-cell office:value-type="float" office:value="4.15462" calcext:value-type="float">
            <text:p>4.154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1661" calcext:value-type="float">
            <text:p>4.51661</text:p>
          </table:table-cell>
          <table:table-cell table:formula="of:=[.C177]" office:value-type="float" office:value="4.11738916666667" calcext:value-type="float">
            <text:p>4.1173891667</text:p>
          </table:table-cell>
          <table:table-cell table:formula="of:=ABS([.C178]-[.B178])" office:value-type="float" office:value="0.399220833333334" calcext:value-type="float">
            <text:p>0.3992208333</text:p>
          </table:table-cell>
          <table:table-cell office:value-type="float" office:value="4.51661" calcext:value-type="float">
            <text:p>4.5166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94982" calcext:value-type="float">
            <text:p>3.94982</text:p>
          </table:table-cell>
          <table:table-cell table:formula="of:=[.C178]" office:value-type="float" office:value="4.11738916666667" calcext:value-type="float">
            <text:p>4.1173891667</text:p>
          </table:table-cell>
          <table:table-cell table:formula="of:=ABS([.C179]-[.B179])" office:value-type="float" office:value="0.167569166666667" calcext:value-type="float">
            <text:p>0.1675691667</text:p>
          </table:table-cell>
          <table:table-cell office:value-type="float" office:value="3.94982" calcext:value-type="float">
            <text:p>3.9498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25596" calcext:value-type="float">
            <text:p>4.25596</text:p>
          </table:table-cell>
          <table:table-cell table:formula="of:=[.C179]" office:value-type="float" office:value="4.11738916666667" calcext:value-type="float">
            <text:p>4.1173891667</text:p>
          </table:table-cell>
          <table:table-cell table:formula="of:=ABS([.C180]-[.B180])" office:value-type="float" office:value="0.138570833333334" calcext:value-type="float">
            <text:p>0.1385708333</text:p>
          </table:table-cell>
          <table:table-cell office:value-type="float" office:value="4.25596" calcext:value-type="float">
            <text:p>4.2559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92024" calcext:value-type="float">
            <text:p>3.92024</text:p>
          </table:table-cell>
          <table:table-cell table:formula="of:=[.C180]" office:value-type="float" office:value="4.11738916666667" calcext:value-type="float">
            <text:p>4.1173891667</text:p>
          </table:table-cell>
          <table:table-cell table:formula="of:=ABS([.C181]-[.B181])" office:value-type="float" office:value="0.197149166666666" calcext:value-type="float">
            <text:p>0.1971491667</text:p>
          </table:table-cell>
          <table:table-cell office:value-type="float" office:value="3.92024" calcext:value-type="float">
            <text:p>3.9202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1296" calcext:value-type="float">
            <text:p>4.51296</text:p>
          </table:table-cell>
          <table:table-cell table:formula="of:=[.C181]" office:value-type="float" office:value="4.11738916666667" calcext:value-type="float">
            <text:p>4.1173891667</text:p>
          </table:table-cell>
          <table:table-cell table:formula="of:=ABS([.C182]-[.B182])" office:value-type="float" office:value="0.395570833333333" calcext:value-type="float">
            <text:p>0.3955708333</text:p>
          </table:table-cell>
          <table:table-cell office:value-type="float" office:value="4.51296" calcext:value-type="float">
            <text:p>4.5129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7843" calcext:value-type="float">
            <text:p>4.7843</text:p>
          </table:table-cell>
          <table:table-cell table:formula="of:=[.C182]" office:value-type="float" office:value="4.11738916666667" calcext:value-type="float">
            <text:p>4.1173891667</text:p>
          </table:table-cell>
          <table:table-cell table:formula="of:=ABS([.C183]-[.B183])" office:value-type="float" office:value="0.666910833333334" calcext:value-type="float">
            <text:p>0.666910833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8265" calcext:value-type="float">
            <text:p>3.88265</text:p>
          </table:table-cell>
          <table:table-cell table:formula="of:=[.C183]" office:value-type="float" office:value="4.11738916666667" calcext:value-type="float">
            <text:p>4.1173891667</text:p>
          </table:table-cell>
          <table:table-cell table:formula="of:=ABS([.C184]-[.B184])" office:value-type="float" office:value="0.234739166666666" calcext:value-type="float">
            <text:p>0.2347391667</text:p>
          </table:table-cell>
          <table:table-cell office:value-type="float" office:value="3.88265" calcext:value-type="float">
            <text:p>3.8826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19643" calcext:value-type="float">
            <text:p>4.19643</text:p>
          </table:table-cell>
          <table:table-cell table:formula="of:=[.C184]" office:value-type="float" office:value="4.11738916666667" calcext:value-type="float">
            <text:p>4.1173891667</text:p>
          </table:table-cell>
          <table:table-cell table:formula="of:=ABS([.C185]-[.B185])" office:value-type="float" office:value="0.0790408333333339" calcext:value-type="float">
            <text:p>0.0790408333</text:p>
          </table:table-cell>
          <table:table-cell office:value-type="float" office:value="4.19643" calcext:value-type="float">
            <text:p>4.1964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20:15:38.625914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9:51:32.041872121</meta:creation-date>
    <dc:date>2018-03-22T21:31:16.310537893</dc:date>
    <meta:editing-duration>PT3H12M53S</meta:editing-duration>
    <meta:editing-cycles>29</meta:editing-cycles>
    <meta:generator>LibreOffice/5.1.6.2$Linux_X86_64 LibreOffice_project/10m0$Build-2</meta:generator>
    <meta:document-statistic meta:table-count="1" meta:cell-count="10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6.971cm" svg:y="0.316cm" chart:style-name="ch2">
          <text:p>Xeon PHI</text:p>
        </chart:title>
        <chart:subtitle svg:x="6.482cm" svg:y="1.275cm" chart:style-name="ch3">
          <text:p>Completion Time</text:p>
        </chart:subtitle>
        <chart:legend chart:legend-position="end" svg:x="10.385cm" svg:y="3.705cm" style:legend-expansion="high" chart:style-name="ch4"/>
        <chart:plot-area chart:style-name="ch5" table:cell-range-address="Sheet1.H3:Sheet1.K16" chart:data-source-has-labels="row" svg:x="1.33cm" svg:y="2.138cm" svg:width="8.736cm" svg:height="5.706cm">
          <chartooo:coordinate-region svg:x="1.951cm" svg:y="2.337cm" svg:width="7.835cm" svg:height="4.86cm"/>
          <chart:axis chart:dimension="x" chart:name="primary-x" chart:style-name="ch6">
            <chart:title svg:x="4.265cm" svg:y="8.024cm" chart:style-name="ch7">
              <text:p>Number of Workers</text:p>
            </chart:title>
          </chart:axis>
          <chart:axis chart:dimension="y" chart:name="primary-y" chart:style-name="ch6">
            <chart:title svg:x="0.451cm" svg:y="6.252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I4:Sheet1.I16" chart:label-cell-address="Sheet1.I3:Sheet1.I3" chart:class="chart:scatter">
            <chart:domain table:cell-range-address="Sheet1.H4:Sheet1.H16"/>
            <chart:data-point chart:repeated="13"/>
          </chart:series>
          <chart:series chart:style-name="ch11" chart:values-cell-range-address="Sheet1.J4:Sheet1.J16" chart:label-cell-address="Sheet1.J3:Sheet1.J3" chart:class="chart:scatter">
            <chart:data-point chart:repeated="13"/>
          </chart:series>
          <chart:series chart:style-name="ch12" chart:values-cell-range-address="Sheet1.K4:Sheet1.K16" chart:label-cell-address="Sheet1.K3:Sheet1.K3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arallel Completion Time</text:p>
                <draw:g>
                  <svg:desc>Sheet1.I3:Sheet1.I3</svg:desc>
                </draw:g>
              </table:table-cell>
              <table:table-cell office:value-type="string">
                <text:p>Sequential Completion Time</text:p>
                <draw:g>
                  <svg:desc>Sheet1.J3:Sheet1.J3</svg:desc>
                </draw:g>
              </table:table-cell>
              <table:table-cell office:value-type="string">
                <text:p>Ideal Completion 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4:Sheet1.H16</svg:desc>
                </draw:g>
              </table:table-cell>
              <table:table-cell office:value-type="float" office:value="57.12794">
                <text:p>57.12794</text:p>
                <draw:g>
                  <svg:desc>Sheet1.I4:Sheet1.I16</svg:desc>
                </draw:g>
              </table:table-cell>
              <table:table-cell office:value-type="float" office:value="60.10967">
                <text:p>60.10967</text:p>
                <draw:g>
                  <svg:desc>Sheet1.J4:Sheet1.J16</svg:desc>
                </draw:g>
              </table:table-cell>
              <table:table-cell office:value-type="float" office:value="60.10967">
                <text:p>60.10967</text:p>
                <draw:g>
                  <svg:desc>Sheet1.K4:Sheet1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.322405">
                <text:p>8.322405</text:p>
              </table:table-cell>
              <table:table-cell office:value-type="float" office:value="60.10967">
                <text:p>60.10967</text:p>
              </table:table-cell>
              <table:table-cell office:value-type="float" office:value="6.010967">
                <text:p>6.010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.80713">
                <text:p>5.80713</text:p>
              </table:table-cell>
              <table:table-cell office:value-type="float" office:value="60.10967">
                <text:p>60.10967</text:p>
              </table:table-cell>
              <table:table-cell office:value-type="float" office:value="3.0054835">
                <text:p>3.0054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.478584">
                <text:p>4.478584</text:p>
              </table:table-cell>
              <table:table-cell office:value-type="float" office:value="60.10967">
                <text:p>60.10967</text:p>
              </table:table-cell>
              <table:table-cell office:value-type="float" office:value="2.00365566666667">
                <text:p>2.003655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181402">
                <text:p>4.181402</text:p>
              </table:table-cell>
              <table:table-cell office:value-type="float" office:value="60.10967">
                <text:p>60.10967</text:p>
              </table:table-cell>
              <table:table-cell office:value-type="float" office:value="1.50274175">
                <text:p>1.50274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969387">
                <text:p>3.969387</text:p>
              </table:table-cell>
              <table:table-cell office:value-type="float" office:value="60.10967">
                <text:p>60.10967</text:p>
              </table:table-cell>
              <table:table-cell office:value-type="float" office:value="1.2021934">
                <text:p>1.2021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795708">
                <text:p>3.795708</text:p>
              </table:table-cell>
              <table:table-cell office:value-type="float" office:value="60.10967">
                <text:p>60.10967</text:p>
              </table:table-cell>
              <table:table-cell office:value-type="float" office:value="1.00182783333333">
                <text:p>1.001827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.771141">
                <text:p>3.771141</text:p>
              </table:table-cell>
              <table:table-cell office:value-type="float" office:value="60.10967">
                <text:p>60.10967</text:p>
              </table:table-cell>
              <table:table-cell office:value-type="float" office:value="0.858709571428571">
                <text:p>0.858709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399066">
                <text:p>4.399066</text:p>
              </table:table-cell>
              <table:table-cell office:value-type="float" office:value="60.10967">
                <text:p>60.10967</text:p>
              </table:table-cell>
              <table:table-cell office:value-type="float" office:value="0.751370875">
                <text:p>0.751370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783979">
                <text:p>3.783979</text:p>
              </table:table-cell>
              <table:table-cell office:value-type="float" office:value="60.10967">
                <text:p>60.10967</text:p>
              </table:table-cell>
              <table:table-cell office:value-type="float" office:value="0.667885222222222">
                <text:p>0.667885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867937">
                <text:p>3.867937</text:p>
              </table:table-cell>
              <table:table-cell office:value-type="float" office:value="60.10967">
                <text:p>60.10967</text:p>
              </table:table-cell>
              <table:table-cell office:value-type="float" office:value="0.6010967">
                <text:p>0.6010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.945706">
                <text:p>3.945706</text:p>
              </table:table-cell>
              <table:table-cell office:value-type="float" office:value="60.10967">
                <text:p>60.10967</text:p>
              </table:table-cell>
              <table:table-cell office:value-type="float" office:value="0.546451545454545">
                <text:p>0.546451545454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104332">
                <text:p>4.104332</text:p>
              </table:table-cell>
              <table:table-cell office:value-type="float" office:value="60.10967">
                <text:p>60.10967</text:p>
              </table:table-cell>
              <table:table-cell office:value-type="float" office:value="0.500913916666667">
                <text:p>0.50091391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Xeon PHI</text:p>
        </chart:title>
        <chart:subtitle svg:x="7.162cm" svg:y="1.275cm" chart:style-name="ch3">
          <text:p>Speedup</text:p>
        </chart:subtitle>
        <chart:legend chart:legend-position="end" svg:x="12.46cm" svg:y="3.952cm" style:legend-expansion="high" chart:style-name="ch4"/>
        <chart:plot-area chart:style-name="ch5" table:cell-range-address="Sheet1.H25:Sheet1.J38" chart:data-source-has-labels="row" svg:x="1.331cm" svg:y="2.138cm" svg:width="10.809cm" svg:height="5.701cm">
          <chartooo:coordinate-region svg:x="1.952cm" svg:y="2.337cm" svg:width="9.722cm" svg:height="4.855cm"/>
          <chart:axis chart:dimension="x" chart:name="primary-x" chart:style-name="ch6">
            <chart:title svg:x="5.302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I26:Sheet1.I38" chart:label-cell-address="Sheet1.I25:Sheet1.I25" chart:class="chart:scatter">
            <chart:domain table:cell-range-address="Sheet1.H26:Sheet1.H38"/>
            <chart:data-point chart:repeated="13"/>
          </chart:series>
          <chart:series chart:style-name="ch11" chart:values-cell-range-address="Sheet1.J26:Sheet1.J38" chart:label-cell-address="Sheet1.J25:Sheet1.J25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peedup(n)</text:p>
                <draw:g>
                  <svg:desc>Sheet1.I25:Sheet1.I25</svg:desc>
                </draw:g>
              </table:table-cell>
              <table:table-cell office:value-type="string">
                <text:p>Ideal Speedup</text:p>
                <draw:g>
                  <svg:desc>Sheet1.J25:Sheet1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6:Sheet1.H38</svg:desc>
                </draw:g>
              </table:table-cell>
              <table:table-cell office:value-type="float" office:value="1.05219390021765">
                <text:p>1.05219390021765</text:p>
                <draw:g>
                  <svg:desc>Sheet1.I26:Sheet1.I38</svg:desc>
                </draw:g>
              </table:table-cell>
              <table:table-cell office:value-type="float" office:value="1">
                <text:p>1</text:p>
                <draw:g>
                  <svg:desc>Sheet1.J26:Sheet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.22263215981438">
                <text:p>7.22263215981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.3510116012557">
                <text:p>10.35101160125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3.4215792312928">
                <text:p>13.42157923129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4.375482194728">
                <text:p>14.375482194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5.1433130606817">
                <text:p>15.1433130606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.8362208051831">
                <text:p>15.83622080518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5.9393854538984">
                <text:p>15.93938545389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3.664189171065">
                <text:p>13.6641891710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5.8853075030279">
                <text:p>15.88530750302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5.5404987206358">
                <text:p>15.5404987206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5.2341988987522">
                <text:p>15.23419889875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.6454209844623">
                <text:p>14.6454209844623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Xeon PHI</text:p>
        </chart:title>
        <chart:subtitle svg:x="7.057cm" svg:y="1.275cm" chart:style-name="ch3">
          <text:p>Scalability</text:p>
        </chart:subtitle>
        <chart:legend chart:legend-position="end" svg:x="12.672cm" svg:y="4.201cm" style:legend-expansion="high" chart:style-name="ch4"/>
        <chart:plot-area chart:style-name="ch5" table:cell-range-address="Sheet1.H47:Sheet1.I55 Sheet1.I46:Sheet1.I46" chart:data-source-has-labels="row" svg:x="1.331cm" svg:y="2.138cm" svg:width="11.021cm" svg:height="5.701cm">
          <chartooo:coordinate-region svg:x="1.767cm" svg:y="2.337cm" svg:width="10.213cm" svg:height="4.855cm"/>
          <chart:axis chart:dimension="x" chart:name="primary-x" chart:style-name="ch6">
            <chart:title svg:x="5.408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86cm" chart:style-name="ch8">
              <text:p>Scalability</text:p>
            </chart:title>
            <chart:grid chart:style-name="ch9" chart:class="major"/>
          </chart:axis>
          <chart:series chart:style-name="ch10" chart:values-cell-range-address="Sheet1.I47:Sheet1.I55" chart:label-cell-address="Sheet1.I46:Sheet1.I46" chart:class="chart:scatter">
            <chart:domain table:cell-range-address="Sheet1.H47:Sheet1.H55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ability(n)</text:p>
                <draw:g>
                  <svg:desc>Sheet1.I46:Sheet1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47:Sheet1.H55</svg:desc>
                </draw:g>
              </table:table-cell>
              <table:table-cell office:value-type="float" office:value="1">
                <text:p>1</text:p>
                <draw:g>
                  <svg:desc>Sheet1.I47:Sheet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86435471477295">
                <text:p>6.8643547147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.83755142385309">
                <text:p>9.83755142385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2.7558040666425">
                <text:p>12.7558040666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.6623888351323">
                <text:p>13.6623888351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4.3921315810225">
                <text:p>14.3921315810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.0506677542108">
                <text:p>15.0506677542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5.1487149379989">
                <text:p>15.1487149379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2.9863793814414">
                <text:p>12.98637938144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title svg:x="6.979cm" svg:y="0.316cm" chart:style-name="ch2">
          <text:p>Xeon PHI</text:p>
        </chart:title>
        <chart:subtitle svg:x="7.098cm" svg:y="1.275cm" chart:style-name="ch3">
          <text:p>Efficiency</text:p>
        </chart:subtitle>
        <chart:legend chart:legend-position="end" svg:x="13.152cm" svg:y="4.204cm" style:legend-expansion="high" chart:style-name="ch4"/>
        <chart:plot-area chart:style-name="ch5" table:cell-range-address="Sheet1.H68:Sheet1.I81" chart:data-source-has-labels="row" svg:x="1.331cm" svg:y="2.138cm" svg:width="11.501cm" svg:height="5.707cm">
          <chartooo:coordinate-region svg:x="2.058cm" svg:y="2.338cm" svg:width="10.494cm" svg:height="4.86cm"/>
          <chart:axis chart:dimension="x" chart:name="primary-x" chart:style-name="ch6">
            <chart:title svg:x="5.648cm" svg:y="8.025cm" chart:style-name="ch7">
              <text:p>Number of Workers</text:p>
            </chart:title>
          </chart:axis>
          <chart:axis chart:dimension="y" chart:name="primary-y" chart:style-name="ch6">
            <chart:title svg:x="0.451cm" svg:y="5.723cm" chart:style-name="ch8">
              <text:p>Efficiency</text:p>
            </chart:title>
            <chart:grid chart:style-name="ch9" chart:class="major"/>
          </chart:axis>
          <chart:series chart:style-name="ch10" chart:values-cell-range-address="Sheet1.I69:Sheet1.I81" chart:label-cell-address="Sheet1.I68:Sheet1.I68" chart:class="chart:scatter">
            <chart:domain table:cell-range-address="Sheet1.H69:Sheet1.H81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fficiency</text:p>
                <draw:g>
                  <svg:desc>Sheet1.I68:Sheet1.I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69:Sheet1.H81</svg:desc>
                </draw:g>
              </table:table-cell>
              <table:table-cell office:value-type="float" office:value="1.05219390021765">
                <text:p>1.05219390021765</text:p>
                <draw:g>
                  <svg:desc>Sheet1.I69:Sheet1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22263215981438">
                <text:p>0.722263215981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517550580062785">
                <text:p>0.517550580062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447385974376425">
                <text:p>0.447385974376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3593870548682">
                <text:p>0.3593870548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302866261213633">
                <text:p>0.302866261213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263937013419719">
                <text:p>0.263937013419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227705506484263">
                <text:p>0.227705506484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170802364638312">
                <text:p>0.170802364638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17650341670031">
                <text:p>0.1765034167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155404987206358">
                <text:p>0.155404987206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138492717261384">
                <text:p>0.138492717261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122045174870519">
                <text:p>0.1220451748705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